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shapes>
          <draw:frame draw:z-index="0" draw:style-name="gr1" draw:text-style-name="P1" svg:width="15.999cm" svg:height="8.999cm" svg:x="8.462cm" svg:y="125.248cm">
            <draw:object draw:notify-on-update-of-ranges="Sheet.D1:Sheet.D1 Sheet.D2:Sheet.D261 Sheet.E1:Sheet.E1 Sheet.E2:Sheet.E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Tension echantillon</text:p>
          </table:table-cell>
          <table:table-cell office:value-type="string" calcext:value-type="string">
            <text:p>Tension blanc</text:p>
          </table:table-cell>
          <table:table-cell table:style-name="ce1" office:value-type="string" calcext:value-type="string">
            <text:p>Longueur donde</text:p>
          </table:table-cell>
          <table:table-cell office:value-type="string" calcext:value-type="string">
            <text:p>log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0.0000672" calcext:value-type="float">
            <text:p>0,0000672</text:p>
          </table:table-cell>
          <table:table-cell table:style-name="ce1" office:value-type="float" office:value="1" calcext:value-type="float">
            <text:p>1</text:p>
          </table:table-cell>
          <table:table-cell table:formula="of:=LOG(ABS([.C2])/ABS([.B2]))" office:value-type="float" office:value="0.797985495368616" calcext:value-type="float">
            <text:p>0,797985495368616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0.0000672" calcext:value-type="float">
            <text:p>0,0000672</text:p>
          </table:table-cell>
          <table:table-cell table:style-name="ce1" office:value-type="float" office:value="2" calcext:value-type="float">
            <text:p>2</text:p>
          </table:table-cell>
          <table:table-cell table:formula="of:=LOG(ABS([.C3])/ABS([.B3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0.0000672" calcext:value-type="float">
            <text:p>0,0000672</text:p>
          </table:table-cell>
          <table:table-cell table:style-name="ce1" office:value-type="float" office:value="3" calcext:value-type="float">
            <text:p>3</text:p>
          </table:table-cell>
          <table:table-cell table:formula="of:=LOG(ABS([.C4])/ABS([.B4]))" office:value-type="float" office:value="0.797985495368616" calcext:value-type="float">
            <text:p>0,797985495368616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0107" calcext:value-type="float">
            <text:p>-0,0000107</text:p>
          </table:table-cell>
          <table:table-cell table:style-name="ce1" office:value-type="float" office:value="4" calcext:value-type="float">
            <text:p>4</text:p>
          </table:table-cell>
          <table:table-cell table:formula="of:=LOG(ABS([.C5])/ABS([.B5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0.0000672" calcext:value-type="float">
            <text:p>0,0000672</text:p>
          </table:table-cell>
          <table:table-cell table:style-name="ce1" office:value-type="float" office:value="5" calcext:value-type="float">
            <text:p>5</text:p>
          </table:table-cell>
          <table:table-cell table:formula="of:=LOG(ABS([.C6])/ABS([.B6]))" office:value-type="float" office:value="-0.120064448833226" calcext:value-type="float">
            <text:p>-0,120064448833226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0107" calcext:value-type="float">
            <text:p>-0,0000107</text:p>
          </table:table-cell>
          <table:table-cell table:style-name="ce1" office:value-type="float" office:value="6" calcext:value-type="float">
            <text:p>6</text:p>
          </table:table-cell>
          <table:table-cell table:formula="of:=LOG(ABS([.C7])/ABS([.B7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0.0000672" calcext:value-type="float">
            <text:p>0,0000672</text:p>
          </table:table-cell>
          <table:table-cell table:style-name="ce1" office:value-type="float" office:value="7" calcext:value-type="float">
            <text:p>7</text:p>
          </table:table-cell>
          <table:table-cell table:formula="of:=LOG(ABS([.C8])/ABS([.B8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0.0000672" calcext:value-type="float">
            <text:p>0,0000672</text:p>
          </table:table-cell>
          <table:table-cell table:style-name="ce1" office:value-type="float" office:value="8" calcext:value-type="float">
            <text:p>8</text:p>
          </table:table-cell>
          <table:table-cell table:formula="of:=LOG(ABS([.C9])/ABS([.B9]))" office:value-type="float" office:value="-0.120064448833226" calcext:value-type="float">
            <text:p>-0,120064448833226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0886" calcext:value-type="float">
            <text:p>-0,0000886</text:p>
          </table:table-cell>
          <table:table-cell table:style-name="ce1" office:value-type="float" office:value="9" calcext:value-type="float">
            <text:p>9</text:p>
          </table:table-cell>
          <table:table-cell table:formula="of:=LOG(ABS([.C10])/ABS([.B10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0886" calcext:value-type="float">
            <text:p>-0,0000886</text:p>
          </table:table-cell>
          <table:table-cell table:style-name="ce1" office:value-type="float" office:value="10" calcext:value-type="float">
            <text:p>10</text:p>
          </table:table-cell>
          <table:table-cell table:formula="of:=LOG(ABS([.C11])/ABS([.B11]))" office:value-type="float" office:value="-0.274241275183718" calcext:value-type="float">
            <text:p>-0,2742412751837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1" calcext:value-type="float">
            <text:p>11</text:p>
          </table:table-cell>
          <table:table-cell table:formula="of:=LOG(ABS([.C12])/ABS([.B12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2" calcext:value-type="float">
            <text:p>12</text:p>
          </table:table-cell>
          <table:table-cell table:formula="of:=LOG(ABS([.C13])/ABS([.B13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1666" calcext:value-type="float">
            <text:p>-0,0001666</text:p>
          </table:table-cell>
          <table:table-cell table:style-name="ce1" office:value-type="float" office:value="13" calcext:value-type="float">
            <text:p>13</text:p>
          </table:table-cell>
          <table:table-cell table:formula="of:=LOG(ABS([.C14])/ABS([.B14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1666" calcext:value-type="float">
            <text:p>-0,0001666</text:p>
          </table:table-cell>
          <table:table-cell table:style-name="ce1" office:value-type="float" office:value="14" calcext:value-type="float">
            <text:p>14</text:p>
          </table:table-cell>
          <table:table-cell table:formula="of:=LOG(ABS([.C15])/ABS([.B15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5" calcext:value-type="float">
            <text:p>15</text:p>
          </table:table-cell>
          <table:table-cell table:formula="of:=LOG(ABS([.C16])/ABS([.B16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1666" calcext:value-type="float">
            <text:p>-0,0001666</text:p>
          </table:table-cell>
          <table:table-cell table:style-name="ce1" office:value-type="float" office:value="16" calcext:value-type="float">
            <text:p>16</text:p>
          </table:table-cell>
          <table:table-cell table:formula="of:=LOG(ABS([.C17])/ABS([.B17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7" calcext:value-type="float">
            <text:p>17</text:p>
          </table:table-cell>
          <table:table-cell table:formula="of:=LOG(ABS([.C18])/ABS([.B18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2445" calcext:value-type="float">
            <text:p>-0,0002445</text:p>
          </table:table-cell>
          <table:table-cell table:style-name="ce1" office:value-type="float" office:value="18" calcext:value-type="float">
            <text:p>18</text:p>
          </table:table-cell>
          <table:table-cell table:formula="of:=LOG(ABS([.C19])/ABS([.B19]))" office:value-type="float" office:value="0.16660386638887" calcext:value-type="float">
            <text:p>0,166603866388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9" calcext:value-type="float">
            <text:p>19</text:p>
          </table:table-cell>
          <table:table-cell table:formula="of:=LOG(ABS([.C20])/ABS([.B20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0" calcext:value-type="float">
            <text:p>20</text:p>
          </table:table-cell>
          <table:table-cell table:formula="of:=LOG(ABS([.C21])/ABS([.B21]))" office:value-type="float" office:value="0.561095997084236" calcext:value-type="float">
            <text:p>0,5610959970842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1" calcext:value-type="float">
            <text:p>21</text:p>
          </table:table-cell>
          <table:table-cell table:formula="of:=LOG(ABS([.C22])/ABS([.B22]))" office:value-type="float" office:value="0.120250855511647" calcext:value-type="float">
            <text:p>0,1202508555116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2" calcext:value-type="float">
            <text:p>22</text:p>
          </table:table-cell>
          <table:table-cell table:formula="of:=LOG(ABS([.C23])/ABS([.B23]))" office:value-type="float" office:value="0.561095997084236" calcext:value-type="float">
            <text:p>0,5610959970842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3" calcext:value-type="float">
            <text:p>23</text:p>
          </table:table-cell>
          <table:table-cell table:formula="of:=LOG(ABS([.C24])/ABS([.B24]))" office:value-type="float" office:value="0.286854721900518" calcext:value-type="float">
            <text:p>0,2868547219005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4" calcext:value-type="float">
            <text:p>24</text:p>
          </table:table-cell>
          <table:table-cell table:formula="of:=LOG(ABS([.C25])/ABS([.B25]))" office:value-type="float" office:value="0.561095997084236" calcext:value-type="float">
            <text:p>0,5610959970842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4004" calcext:value-type="float">
            <text:p>-0,0004004</text:p>
          </table:table-cell>
          <table:table-cell table:style-name="ce1" office:value-type="float" office:value="25" calcext:value-type="float">
            <text:p>25</text:p>
          </table:table-cell>
          <table:table-cell table:formula="of:=LOG(ABS([.C26])/ABS([.B26]))" office:value-type="float" office:value="0.65506034692023" calcext:value-type="float">
            <text:p>0,655060346920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4783" calcext:value-type="float">
            <text:p>-0,0004783</text:p>
          </table:table-cell>
          <table:table-cell table:style-name="ce1" office:value-type="float" office:value="26" calcext:value-type="float">
            <text:p>26</text:p>
          </table:table-cell>
          <table:table-cell table:formula="of:=LOG(ABS([.C27])/ABS([.B27]))" office:value-type="float" office:value="0.458025383801195" calcext:value-type="float">
            <text:p>0,4580253838011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5563" calcext:value-type="float">
            <text:p>-0,0005563</text:p>
          </table:table-cell>
          <table:table-cell table:style-name="ce1" office:value-type="float" office:value="27" calcext:value-type="float">
            <text:p>27</text:p>
          </table:table-cell>
          <table:table-cell table:formula="of:=LOG(ABS([.C28])/ABS([.B28]))" office:value-type="float" office:value="0.523634062870059" calcext:value-type="float">
            <text:p>0,52363406287005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4783" calcext:value-type="float">
            <text:p>-0,0004783</text:p>
          </table:table-cell>
          <table:table-cell table:style-name="ce1" office:value-type="float" office:value="28" calcext:value-type="float">
            <text:p>28</text:p>
          </table:table-cell>
          <table:table-cell table:formula="of:=LOG(ABS([.C29])/ABS([.B29]))" office:value-type="float" office:value="0.458025383801195" calcext:value-type="float">
            <text:p>0,4580253838011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004783" calcext:value-type="float">
            <text:p>-0,0004783</text:p>
          </table:table-cell>
          <table:table-cell table:style-name="ce1" office:value-type="float" office:value="29" calcext:value-type="float">
            <text:p>29</text:p>
          </table:table-cell>
          <table:table-cell table:formula="of:=LOG(ABS([.C30])/ABS([.B30]))" office:value-type="float" office:value="0.291421517412325" calcext:value-type="float">
            <text:p>0,2914215174123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004783" calcext:value-type="float">
            <text:p>-0,0004783</text:p>
          </table:table-cell>
          <table:table-cell table:style-name="ce1" office:value-type="float" office:value="30" calcext:value-type="float">
            <text:p>30</text:p>
          </table:table-cell>
          <table:table-cell table:formula="of:=LOG(ABS([.C31])/ABS([.B31]))" office:value-type="float" office:value="0.291421517412325" calcext:value-type="float">
            <text:p>0,2914215174123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006342" calcext:value-type="float">
            <text:p>-0,0006342</text:p>
          </table:table-cell>
          <table:table-cell table:style-name="ce1" office:value-type="float" office:value="31" calcext:value-type="float">
            <text:p>31</text:p>
          </table:table-cell>
          <table:table-cell table:formula="of:=LOG(ABS([.C32])/ABS([.B32]))" office:value-type="float" office:value="0.413947374231431" calcext:value-type="float">
            <text:p>0,4139473742314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3225" calcext:value-type="float">
            <text:p>-0,0003225</text:p>
          </table:table-cell>
          <table:table-cell office:value-type="float" office:value="-0.0006342" calcext:value-type="float">
            <text:p>-0,0006342</text:p>
          </table:table-cell>
          <table:table-cell table:style-name="ce1" office:value-type="float" office:value="32" calcext:value-type="float">
            <text:p>32</text:p>
          </table:table-cell>
          <table:table-cell table:formula="of:=LOG(ABS([.C33])/ABS([.B33]))" office:value-type="float" office:value="0.293696518719783" calcext:value-type="float">
            <text:p>0,29369651871978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3225" calcext:value-type="float">
            <text:p>-0,0003225</text:p>
          </table:table-cell>
          <table:table-cell office:value-type="float" office:value="-0.0007122" calcext:value-type="float">
            <text:p>-0,0007122</text:p>
          </table:table-cell>
          <table:table-cell table:style-name="ce1" office:value-type="float" office:value="33" calcext:value-type="float">
            <text:p>33</text:p>
          </table:table-cell>
          <table:table-cell table:formula="of:=LOG(ABS([.C34])/ABS([.B34]))" office:value-type="float" office:value="0.344072250366948" calcext:value-type="float">
            <text:p>0,3440722503669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3225" calcext:value-type="float">
            <text:p>-0,0003225</text:p>
          </table:table-cell>
          <table:table-cell office:value-type="float" office:value="-0.0007122" calcext:value-type="float">
            <text:p>-0,0007122</text:p>
          </table:table-cell>
          <table:table-cell table:style-name="ce1" office:value-type="float" office:value="34" calcext:value-type="float">
            <text:p>34</text:p>
          </table:table-cell>
          <table:table-cell table:formula="of:=LOG(ABS([.C35])/ABS([.B35]))" office:value-type="float" office:value="0.344072250366948" calcext:value-type="float">
            <text:p>0,3440722503669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004" calcext:value-type="float">
            <text:p>-0,0004004</text:p>
          </table:table-cell>
          <table:table-cell office:value-type="float" office:value="-0.0007122" calcext:value-type="float">
            <text:p>-0,0007122</text:p>
          </table:table-cell>
          <table:table-cell table:style-name="ce1" office:value-type="float" office:value="35" calcext:value-type="float">
            <text:p>35</text:p>
          </table:table-cell>
          <table:table-cell table:formula="of:=LOG(ABS([.C36])/ABS([.B36]))" office:value-type="float" office:value="0.250107900530954" calcext:value-type="float">
            <text:p>0,25010790053095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783" calcext:value-type="float">
            <text:p>-0,0004783</text:p>
          </table:table-cell>
          <table:table-cell office:value-type="float" office:value="-0.000868" calcext:value-type="float">
            <text:p>-0,000868</text:p>
          </table:table-cell>
          <table:table-cell table:style-name="ce1" office:value-type="float" office:value="36" calcext:value-type="float">
            <text:p>36</text:p>
          </table:table-cell>
          <table:table-cell table:formula="of:=LOG(ABS([.C37])/ABS([.B37]))" office:value-type="float" office:value="0.258819344304528" calcext:value-type="float">
            <text:p>0,2588193443045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783" calcext:value-type="float">
            <text:p>-0,0004783</text:p>
          </table:table-cell>
          <table:table-cell office:value-type="float" office:value="-0.0007901" calcext:value-type="float">
            <text:p>-0,0007901</text:p>
          </table:table-cell>
          <table:table-cell table:style-name="ce1" office:value-type="float" office:value="37" calcext:value-type="float">
            <text:p>37</text:p>
          </table:table-cell>
          <table:table-cell table:formula="of:=LOG(ABS([.C38])/ABS([.B38]))" office:value-type="float" office:value="0.217981680924456" calcext:value-type="float">
            <text:p>0,2179816809244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783" calcext:value-type="float">
            <text:p>-0,0004783</text:p>
          </table:table-cell>
          <table:table-cell office:value-type="float" office:value="-0.000868" calcext:value-type="float">
            <text:p>-0,000868</text:p>
          </table:table-cell>
          <table:table-cell table:style-name="ce1" office:value-type="float" office:value="38" calcext:value-type="float">
            <text:p>38</text:p>
          </table:table-cell>
          <table:table-cell table:formula="of:=LOG(ABS([.C39])/ABS([.B39]))" office:value-type="float" office:value="0.258819344304528" calcext:value-type="float">
            <text:p>0,2588193443045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5563" calcext:value-type="float">
            <text:p>-0,0005563</text:p>
          </table:table-cell>
          <table:table-cell office:value-type="float" office:value="-0.000868" calcext:value-type="float">
            <text:p>-0,000868</text:p>
          </table:table-cell>
          <table:table-cell table:style-name="ce1" office:value-type="float" office:value="39" calcext:value-type="float">
            <text:p>39</text:p>
          </table:table-cell>
          <table:table-cell table:formula="of:=LOG(ABS([.C40])/ABS([.B40]))" office:value-type="float" office:value="0.193210665235664" calcext:value-type="float">
            <text:p>0,1932106652356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7122" calcext:value-type="float">
            <text:p>-0,0007122</text:p>
          </table:table-cell>
          <table:table-cell office:value-type="float" office:value="-0.0010239" calcext:value-type="float">
            <text:p>-0,0010239</text:p>
          </table:table-cell>
          <table:table-cell table:style-name="ce1" office:value-type="float" office:value="40" calcext:value-type="float">
            <text:p>40</text:p>
          </table:table-cell>
          <table:table-cell table:formula="of:=LOG(ABS([.C41])/ABS([.B41]))" office:value-type="float" office:value="0.157655573660066" calcext:value-type="float">
            <text:p>0,1576555736600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7901" calcext:value-type="float">
            <text:p>-0,0007901</text:p>
          </table:table-cell>
          <table:table-cell office:value-type="float" office:value="-0.000946" calcext:value-type="float">
            <text:p>-0,000946</text:p>
          </table:table-cell>
          <table:table-cell table:style-name="ce1" office:value-type="float" office:value="41" calcext:value-type="float">
            <text:p>41</text:p>
          </table:table-cell>
          <table:table-cell table:formula="of:=LOG(ABS([.C42])/ABS([.B42]))" office:value-type="float" office:value="0.0782090746053729" calcext:value-type="float">
            <text:p>0,07820907460537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946" calcext:value-type="float">
            <text:p>-0,000946</text:p>
          </table:table-cell>
          <table:table-cell office:value-type="float" office:value="-0.0011019" calcext:value-type="float">
            <text:p>-0,0011019</text:p>
          </table:table-cell>
          <table:table-cell table:style-name="ce1" office:value-type="float" office:value="42" calcext:value-type="float">
            <text:p>42</text:p>
          </table:table-cell>
          <table:table-cell table:formula="of:=LOG(ABS([.C43])/ABS([.B43]))" office:value-type="float" office:value="0.0662510466631635" calcext:value-type="float">
            <text:p>0,06625104666316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0239" calcext:value-type="float">
            <text:p>-0,0010239</text:p>
          </table:table-cell>
          <table:table-cell office:value-type="float" office:value="-0.0011019" calcext:value-type="float">
            <text:p>-0,0011019</text:p>
          </table:table-cell>
          <table:table-cell table:style-name="ce1" office:value-type="float" office:value="43" calcext:value-type="float">
            <text:p>43</text:p>
          </table:table-cell>
          <table:table-cell table:formula="of:=LOG(ABS([.C44])/ABS([.B44]))" office:value-type="float" office:value="0.031884640066655" calcext:value-type="float">
            <text:p>0,031884640066655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11019" calcext:value-type="float">
            <text:p>-0,0011019</text:p>
          </table:table-cell>
          <table:table-cell table:style-name="ce1" office:value-type="float" office:value="44" calcext:value-type="float">
            <text:p>44</text:p>
          </table:table-cell>
          <table:table-cell table:formula="of:=LOG(ABS([.C45])/ABS([.B45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1019" calcext:value-type="float">
            <text:p>-0,0011019</text:p>
          </table:table-cell>
          <table:table-cell office:value-type="float" office:value="-0.0012577" calcext:value-type="float">
            <text:p>-0,0012577</text:p>
          </table:table-cell>
          <table:table-cell table:style-name="ce1" office:value-type="float" office:value="45" calcext:value-type="float">
            <text:p>45</text:p>
          </table:table-cell>
          <table:table-cell table:formula="of:=LOG(ABS([.C46])/ABS([.B46]))" office:value-type="float" office:value="0.0574348778517522" calcext:value-type="float">
            <text:p>0,0574348778517522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12577" calcext:value-type="float">
            <text:p>-0,0012577</text:p>
          </table:table-cell>
          <table:table-cell table:style-name="ce1" office:value-type="float" office:value="46" calcext:value-type="float">
            <text:p>46</text:p>
          </table:table-cell>
          <table:table-cell table:formula="of:=LOG(ABS([.C47])/ABS([.B47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4136" calcext:value-type="float">
            <text:p>-0,0014136</text:p>
          </table:table-cell>
          <table:table-cell office:value-type="float" office:value="-0.0013357" calcext:value-type="float">
            <text:p>-0,0013357</text:p>
          </table:table-cell>
          <table:table-cell table:style-name="ce1" office:value-type="float" office:value="47" calcext:value-type="float">
            <text:p>47</text:p>
          </table:table-cell>
          <table:table-cell table:formula="of:=LOG(ABS([.C48])/ABS([.B48]))" office:value-type="float" office:value="-0.0246176105260548" calcext:value-type="float">
            <text:p>-0,02461761052605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4915" calcext:value-type="float">
            <text:p>-0,0014915</text:p>
          </table:table-cell>
          <table:table-cell office:value-type="float" office:value="-0.0014136" calcext:value-type="float">
            <text:p>-0,0014136</text:p>
          </table:table-cell>
          <table:table-cell table:style-name="ce1" office:value-type="float" office:value="48" calcext:value-type="float">
            <text:p>48</text:p>
          </table:table-cell>
          <table:table-cell table:formula="of:=LOG(ABS([.C49])/ABS([.B49]))" office:value-type="float" office:value="-0.0232967211993738" calcext:value-type="float">
            <text:p>-0,0232967211993738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14915" calcext:value-type="float">
            <text:p>-0,0014915</text:p>
          </table:table-cell>
          <table:table-cell table:style-name="ce1" office:value-type="float" office:value="49" calcext:value-type="float">
            <text:p>49</text:p>
          </table:table-cell>
          <table:table-cell table:formula="of:=LOG(ABS([.C50])/ABS([.B50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6474" calcext:value-type="float">
            <text:p>-0,0016474</text:p>
          </table:table-cell>
          <table:table-cell office:value-type="float" office:value="-0.0015695" calcext:value-type="float">
            <text:p>-0,0015695</text:p>
          </table:table-cell>
          <table:table-cell table:style-name="ce1" office:value-type="float" office:value="50" calcext:value-type="float">
            <text:p>50</text:p>
          </table:table-cell>
          <table:table-cell table:formula="of:=LOG(ABS([.C51])/ABS([.B51]))" office:value-type="float" office:value="-0.0210377416116041" calcext:value-type="float">
            <text:p>-0,02103774161160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8033" calcext:value-type="float">
            <text:p>-0,0018033</text:p>
          </table:table-cell>
          <table:table-cell office:value-type="float" office:value="-0.0015695" calcext:value-type="float">
            <text:p>-0,0015695</text:p>
          </table:table-cell>
          <table:table-cell table:style-name="ce1" office:value-type="float" office:value="51" calcext:value-type="float">
            <text:p>51</text:p>
          </table:table-cell>
          <table:table-cell table:formula="of:=LOG(ABS([.C52])/ABS([.B52]))" office:value-type="float" office:value="-0.060306662652218" calcext:value-type="float">
            <text:p>-0,0603066626522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8812" calcext:value-type="float">
            <text:p>-0,0018812</text:p>
          </table:table-cell>
          <table:table-cell office:value-type="float" office:value="-0.0016474" calcext:value-type="float">
            <text:p>-0,0016474</text:p>
          </table:table-cell>
          <table:table-cell table:style-name="ce1" office:value-type="float" office:value="52" calcext:value-type="float">
            <text:p>52</text:p>
          </table:table-cell>
          <table:table-cell table:formula="of:=LOG(ABS([.C53])/ABS([.B53]))" office:value-type="float" office:value="-0.0576359084263765" calcext:value-type="float">
            <text:p>-0,05763590842637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9592" calcext:value-type="float">
            <text:p>-0,0019592</text:p>
          </table:table-cell>
          <table:table-cell office:value-type="float" office:value="-0.0017254" calcext:value-type="float">
            <text:p>-0,0017254</text:p>
          </table:table-cell>
          <table:table-cell table:style-name="ce1" office:value-type="float" office:value="53" calcext:value-type="float">
            <text:p>53</text:p>
          </table:table-cell>
          <table:table-cell table:formula="of:=LOG(ABS([.C54])/ABS([.B54]))" office:value-type="float" office:value="-0.055188978414796" calcext:value-type="float">
            <text:p>-0,0551889784147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0371" calcext:value-type="float">
            <text:p>-0,0020371</text:p>
          </table:table-cell>
          <table:table-cell office:value-type="float" office:value="-0.0018033" calcext:value-type="float">
            <text:p>-0,0018033</text:p>
          </table:table-cell>
          <table:table-cell table:style-name="ce1" office:value-type="float" office:value="54" calcext:value-type="float">
            <text:p>54</text:p>
          </table:table-cell>
          <table:table-cell table:formula="of:=LOG(ABS([.C55])/ABS([.B55]))" office:value-type="float" office:value="-0.0529443660871477" calcext:value-type="float">
            <text:p>-0,052944366087147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1151" calcext:value-type="float">
            <text:p>-0,0021151</text:p>
          </table:table-cell>
          <table:table-cell office:value-type="float" office:value="-0.0018812" calcext:value-type="float">
            <text:p>-0,0018812</text:p>
          </table:table-cell>
          <table:table-cell table:style-name="ce1" office:value-type="float" office:value="55" calcext:value-type="float">
            <text:p>55</text:p>
          </table:table-cell>
          <table:table-cell table:formula="of:=LOG(ABS([.C56])/ABS([.B56]))" office:value-type="float" office:value="-0.0508959351696537" calcext:value-type="float">
            <text:p>-0,050895935169653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2709" calcext:value-type="float">
            <text:p>-0,0022709</text:p>
          </table:table-cell>
          <table:table-cell office:value-type="float" office:value="-0.0020371" calcext:value-type="float">
            <text:p>-0,0020371</text:p>
          </table:table-cell>
          <table:table-cell table:style-name="ce1" office:value-type="float" office:value="56" calcext:value-type="float">
            <text:p>56</text:p>
          </table:table-cell>
          <table:table-cell table:formula="of:=LOG(ABS([.C57])/ABS([.B57]))" office:value-type="float" office:value="-0.0471856615322022" calcext:value-type="float">
            <text:p>-0,04718566153220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2709" calcext:value-type="float">
            <text:p>-0,0022709</text:p>
          </table:table-cell>
          <table:table-cell office:value-type="float" office:value="-0.0020371" calcext:value-type="float">
            <text:p>-0,0020371</text:p>
          </table:table-cell>
          <table:table-cell table:style-name="ce1" office:value-type="float" office:value="57" calcext:value-type="float">
            <text:p>57</text:p>
          </table:table-cell>
          <table:table-cell table:formula="of:=LOG(ABS([.C58])/ABS([.B58]))" office:value-type="float" office:value="-0.0471856615322022" calcext:value-type="float">
            <text:p>-0,04718566153220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4268" calcext:value-type="float">
            <text:p>-0,0024268</text:p>
          </table:table-cell>
          <table:table-cell office:value-type="float" office:value="-0.0020371" calcext:value-type="float">
            <text:p>-0,0020371</text:p>
          </table:table-cell>
          <table:table-cell table:style-name="ce1" office:value-type="float" office:value="58" calcext:value-type="float">
            <text:p>58</text:p>
          </table:table-cell>
          <table:table-cell table:formula="of:=LOG(ABS([.C59])/ABS([.B59]))" office:value-type="float" office:value="-0.0760216374965837" calcext:value-type="float">
            <text:p>-0,076021637496583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048" calcext:value-type="float">
            <text:p>-0,0025048</text:p>
          </table:table-cell>
          <table:table-cell office:value-type="float" office:value="-0.0021151" calcext:value-type="float">
            <text:p>-0,0021151</text:p>
          </table:table-cell>
          <table:table-cell table:style-name="ce1" office:value-type="float" office:value="59" calcext:value-type="float">
            <text:p>59</text:p>
          </table:table-cell>
          <table:table-cell table:formula="of:=LOG(ABS([.C60])/ABS([.B60]))" office:value-type="float" office:value="-0.0734421493651633" calcext:value-type="float">
            <text:p>-0,073442149365163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048" calcext:value-type="float">
            <text:p>-0,0025048</text:p>
          </table:table-cell>
          <table:table-cell office:value-type="float" office:value="-0.0022709" calcext:value-type="float">
            <text:p>-0,0022709</text:p>
          </table:table-cell>
          <table:table-cell table:style-name="ce1" office:value-type="float" office:value="60" calcext:value-type="float">
            <text:p>60</text:p>
          </table:table-cell>
          <table:table-cell table:formula="of:=LOG(ABS([.C61])/ABS([.B61]))" office:value-type="float" office:value="-0.0425750443012298" calcext:value-type="float">
            <text:p>-0,04257504430122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048" calcext:value-type="float">
            <text:p>-0,0025048</text:p>
          </table:table-cell>
          <table:table-cell office:value-type="float" office:value="-0.0022709" calcext:value-type="float">
            <text:p>-0,0022709</text:p>
          </table:table-cell>
          <table:table-cell table:style-name="ce1" office:value-type="float" office:value="61" calcext:value-type="float">
            <text:p>61</text:p>
          </table:table-cell>
          <table:table-cell table:formula="of:=LOG(ABS([.C62])/ABS([.B62]))" office:value-type="float" office:value="-0.0425750443012298" calcext:value-type="float">
            <text:p>-0,04257504430122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827" calcext:value-type="float">
            <text:p>-0,0025827</text:p>
          </table:table-cell>
          <table:table-cell office:value-type="float" office:value="-0.0023489" calcext:value-type="float">
            <text:p>-0,0023489</text:p>
          </table:table-cell>
          <table:table-cell table:style-name="ce1" office:value-type="float" office:value="62" calcext:value-type="float">
            <text:p>62</text:p>
          </table:table-cell>
          <table:table-cell table:formula="of:=LOG(ABS([.C63])/ABS([.B63]))" office:value-type="float" office:value="-0.0412094346371563" calcext:value-type="float">
            <text:p>-0,04120943463715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7386" calcext:value-type="float">
            <text:p>-0,0027386</text:p>
          </table:table-cell>
          <table:table-cell office:value-type="float" office:value="-0.0023489" calcext:value-type="float">
            <text:p>-0,0023489</text:p>
          </table:table-cell>
          <table:table-cell table:style-name="ce1" office:value-type="float" office:value="63" calcext:value-type="float">
            <text:p>63</text:p>
          </table:table-cell>
          <table:table-cell table:formula="of:=LOG(ABS([.C64])/ABS([.B64]))" office:value-type="float" office:value="-0.0666640759203161" calcext:value-type="float">
            <text:p>-0,066664075920316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6606" calcext:value-type="float">
            <text:p>-0,0026606</text:p>
          </table:table-cell>
          <table:table-cell office:value-type="float" office:value="-0.0025048" calcext:value-type="float">
            <text:p>-0,0025048</text:p>
          </table:table-cell>
          <table:table-cell table:style-name="ce1" office:value-type="float" office:value="64" calcext:value-type="float">
            <text:p>64</text:p>
          </table:table-cell>
          <table:table-cell table:formula="of:=LOG(ABS([.C65])/ABS([.B65]))" office:value-type="float" office:value="-0.0262065321369495" calcext:value-type="float">
            <text:p>-0,02620653213694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8165" calcext:value-type="float">
            <text:p>-0,0028165</text:p>
          </table:table-cell>
          <table:table-cell office:value-type="float" office:value="-0.0025827" calcext:value-type="float">
            <text:p>-0,0025827</text:p>
          </table:table-cell>
          <table:table-cell table:style-name="ce1" office:value-type="float" office:value="65" calcext:value-type="float">
            <text:p>65</text:p>
          </table:table-cell>
          <table:table-cell table:formula="of:=LOG(ABS([.C66])/ABS([.B66]))" office:value-type="float" office:value="-0.0376357930338491" calcext:value-type="float">
            <text:p>-0,03763579303384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9724" calcext:value-type="float">
            <text:p>-0,0029724</text:p>
          </table:table-cell>
          <table:table-cell office:value-type="float" office:value="-0.0025827" calcext:value-type="float">
            <text:p>-0,0025827</text:p>
          </table:table-cell>
          <table:table-cell table:style-name="ce1" office:value-type="float" office:value="66" calcext:value-type="float">
            <text:p>66</text:p>
          </table:table-cell>
          <table:table-cell table:formula="of:=LOG(ABS([.C67])/ABS([.B67]))" office:value-type="float" office:value="-0.0610332900959413" calcext:value-type="float">
            <text:p>-0,06103329009594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9724" calcext:value-type="float">
            <text:p>-0,0029724</text:p>
          </table:table-cell>
          <table:table-cell office:value-type="float" office:value="-0.0027386" calcext:value-type="float">
            <text:p>-0,0027386</text:p>
          </table:table-cell>
          <table:table-cell table:style-name="ce1" office:value-type="float" office:value="67" calcext:value-type="float">
            <text:p>67</text:p>
          </table:table-cell>
          <table:table-cell table:formula="of:=LOG(ABS([.C68])/ABS([.B68]))" office:value-type="float" office:value="-0.0355786488127815" calcext:value-type="float">
            <text:p>-0,03557864881278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27386" calcext:value-type="float">
            <text:p>-0,0027386</text:p>
          </table:table-cell>
          <table:table-cell table:style-name="ce1" office:value-type="float" office:value="68" calcext:value-type="float">
            <text:p>68</text:p>
          </table:table-cell>
          <table:table-cell table:formula="of:=LOG(ABS([.C69])/ABS([.B69]))" office:value-type="float" office:value="-0.0468139509154064" calcext:value-type="float">
            <text:p>-0,04681395091540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28945" calcext:value-type="float">
            <text:p>-0,0028945</text:p>
          </table:table-cell>
          <table:table-cell table:style-name="ce1" office:value-type="float" office:value="69" calcext:value-type="float">
            <text:p>69</text:p>
          </table:table-cell>
          <table:table-cell table:formula="of:=LOG(ABS([.C70])/ABS([.B70]))" office:value-type="float" office:value="-0.0227690008332644" calcext:value-type="float">
            <text:p>-0,02276900083326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29724" calcext:value-type="float">
            <text:p>-0,0029724</text:p>
          </table:table-cell>
          <table:table-cell table:style-name="ce1" office:value-type="float" office:value="70" calcext:value-type="float">
            <text:p>70</text:p>
          </table:table-cell>
          <table:table-cell table:formula="of:=LOG(ABS([.C71])/ABS([.B71]))" office:value-type="float" office:value="-0.0112353021026249" calcext:value-type="float">
            <text:p>-0,01123530210262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29724" calcext:value-type="float">
            <text:p>-0,0029724</text:p>
          </table:table-cell>
          <table:table-cell table:style-name="ce1" office:value-type="float" office:value="71" calcext:value-type="float">
            <text:p>71</text:p>
          </table:table-cell>
          <table:table-cell table:formula="of:=LOG(ABS([.C72])/ABS([.B72]))" office:value-type="float" office:value="-0.0222011420411541" calcext:value-type="float">
            <text:p>-0,02220114204115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30503" calcext:value-type="float">
            <text:p>-0,0030503</text:p>
          </table:table-cell>
          <table:table-cell table:style-name="ce1" office:value-type="float" office:value="72" calcext:value-type="float">
            <text:p>72</text:p>
          </table:table-cell>
          <table:table-cell table:formula="of:=LOG(ABS([.C73])/ABS([.B73]))" office:value-type="float" office:value="-0.0109658399385292" calcext:value-type="float">
            <text:p>-0,01096583993852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31283" calcext:value-type="float">
            <text:p>-0,0031283</text:p>
          </table:table-cell>
          <table:table-cell table:style-name="ce1" office:value-type="float" office:value="73" calcext:value-type="float">
            <text:p>73</text:p>
          </table:table-cell>
          <table:table-cell table:formula="of:=LOG(ABS([.C74])/ABS([.B74]))" office:value-type="float" office:value="-0.0106822151049675" calcext:value-type="float">
            <text:p>-0,010682215104967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2062" calcext:value-type="float">
            <text:p>-0,0032062</text:p>
          </table:table-cell>
          <table:table-cell table:style-name="ce1" office:value-type="float" office:value="74" calcext:value-type="float">
            <text:p>74</text:p>
          </table:table-cell>
          <table:table-cell table:formula="of:=LOG(ABS([.C75])/ABS([.B75]))" office:value-type="float" office:value="-0.0104389869782875" calcext:value-type="float">
            <text:p>-0,0104389869782875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33621" calcext:value-type="float">
            <text:p>-0,0033621</text:p>
          </table:table-cell>
          <table:table-cell table:style-name="ce1" office:value-type="float" office:value="75" calcext:value-type="float">
            <text:p>75</text:p>
          </table:table-cell>
          <table:table-cell table:formula="of:=LOG(ABS([.C76])/ABS([.B76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44" calcext:value-type="float">
            <text:p>-0,00344</text:p>
          </table:table-cell>
          <table:table-cell table:style-name="ce1" office:value-type="float" office:value="76" calcext:value-type="float">
            <text:p>76</text:p>
          </table:table-cell>
          <table:table-cell table:formula="of:=LOG(ABS([.C77])/ABS([.B77]))" office:value-type="float" office:value="0.0201288458136591" calcext:value-type="float">
            <text:p>0,02012884581365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3621" calcext:value-type="float">
            <text:p>-0,0033621</text:p>
          </table:table-cell>
          <table:table-cell office:value-type="float" office:value="-0.003518" calcext:value-type="float">
            <text:p>-0,003518</text:p>
          </table:table-cell>
          <table:table-cell table:style-name="ce1" office:value-type="float" office:value="77" calcext:value-type="float">
            <text:p>77</text:p>
          </table:table-cell>
          <table:table-cell table:formula="of:=LOG(ABS([.C78])/ABS([.B78]))" office:value-type="float" office:value="0.0196852084682235" calcext:value-type="float">
            <text:p>0,01968520846822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5959" calcext:value-type="float">
            <text:p>-0,0035959</text:p>
          </table:table-cell>
          <table:table-cell table:style-name="ce1" office:value-type="float" office:value="78" calcext:value-type="float">
            <text:p>78</text:p>
          </table:table-cell>
          <table:table-cell table:formula="of:=LOG(ABS([.C79])/ABS([.B79]))" office:value-type="float" office:value="0.039378008980723" calcext:value-type="float">
            <text:p>0,0393780089807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3621" calcext:value-type="float">
            <text:p>-0,0033621</text:p>
          </table:table-cell>
          <table:table-cell office:value-type="float" office:value="-0.0035959" calcext:value-type="float">
            <text:p>-0,0035959</text:p>
          </table:table-cell>
          <table:table-cell table:style-name="ce1" office:value-type="float" office:value="79" calcext:value-type="float">
            <text:p>79</text:p>
          </table:table-cell>
          <table:table-cell table:formula="of:=LOG(ABS([.C80])/ABS([.B80]))" office:value-type="float" office:value="0.029196979085375" calcext:value-type="float">
            <text:p>0,02919697908537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6739" calcext:value-type="float">
            <text:p>-0,0036739</text:p>
          </table:table-cell>
          <table:table-cell table:style-name="ce1" office:value-type="float" office:value="80" calcext:value-type="float">
            <text:p>80</text:p>
          </table:table-cell>
          <table:table-cell table:formula="of:=LOG(ABS([.C81])/ABS([.B81]))" office:value-type="float" office:value="0.0486977342975911" calcext:value-type="float">
            <text:p>0,04869773429759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7518" calcext:value-type="float">
            <text:p>-0,0037518</text:p>
          </table:table-cell>
          <table:table-cell table:style-name="ce1" office:value-type="float" office:value="81" calcext:value-type="float">
            <text:p>81</text:p>
          </table:table-cell>
          <table:table-cell table:formula="of:=LOG(ABS([.C82])/ABS([.B82]))" office:value-type="float" office:value="0.0578100823064412" calcext:value-type="float">
            <text:p>0,05781008230644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37518" calcext:value-type="float">
            <text:p>-0,0037518</text:p>
          </table:table-cell>
          <table:table-cell table:style-name="ce1" office:value-type="float" office:value="82" calcext:value-type="float">
            <text:p>82</text:p>
          </table:table-cell>
          <table:table-cell table:formula="of:=LOG(ABS([.C83])/ABS([.B83]))" office:value-type="float" office:value="0.0682490692847287" calcext:value-type="float">
            <text:p>0,06824906928472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37518" calcext:value-type="float">
            <text:p>-0,0037518</text:p>
          </table:table-cell>
          <table:table-cell table:style-name="ce1" office:value-type="float" office:value="83" calcext:value-type="float">
            <text:p>83</text:p>
          </table:table-cell>
          <table:table-cell table:formula="of:=LOG(ABS([.C84])/ABS([.B84]))" office:value-type="float" office:value="0.0789312843896962" calcext:value-type="float">
            <text:p>0,07893128438969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38297" calcext:value-type="float">
            <text:p>-0,0038297</text:p>
          </table:table-cell>
          <table:table-cell table:style-name="ce1" office:value-type="float" office:value="84" calcext:value-type="float">
            <text:p>84</text:p>
          </table:table-cell>
          <table:table-cell table:formula="of:=LOG(ABS([.C85])/ABS([.B85]))" office:value-type="float" office:value="0.0878563601171101" calcext:value-type="float">
            <text:p>0,087856360117110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39077" calcext:value-type="float">
            <text:p>-0,0039077</text:p>
          </table:table-cell>
          <table:table-cell table:style-name="ce1" office:value-type="float" office:value="85" calcext:value-type="float">
            <text:p>85</text:p>
          </table:table-cell>
          <table:table-cell table:formula="of:=LOG(ABS([.C86])/ABS([.B86]))" office:value-type="float" office:value="0.107578660150552" calcext:value-type="float">
            <text:p>0,10757866015055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39077" calcext:value-type="float">
            <text:p>-0,0039077</text:p>
          </table:table-cell>
          <table:table-cell table:style-name="ce1" office:value-type="float" office:value="86" calcext:value-type="float">
            <text:p>86</text:p>
          </table:table-cell>
          <table:table-cell table:formula="of:=LOG(ABS([.C87])/ABS([.B87]))" office:value-type="float" office:value="0.0966128202120226" calcext:value-type="float">
            <text:p>0,096612820212022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40635" calcext:value-type="float">
            <text:p>-0,0040635</text:p>
          </table:table-cell>
          <table:table-cell table:style-name="ce1" office:value-type="float" office:value="87" calcext:value-type="float">
            <text:p>87</text:p>
          </table:table-cell>
          <table:table-cell table:formula="of:=LOG(ABS([.C88])/ABS([.B88]))" office:value-type="float" office:value="0.124557709352763" calcext:value-type="float">
            <text:p>0,1245577093527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42194" calcext:value-type="float">
            <text:p>-0,0042194</text:p>
          </table:table-cell>
          <table:table-cell table:style-name="ce1" office:value-type="float" office:value="88" calcext:value-type="float">
            <text:p>88</text:p>
          </table:table-cell>
          <table:table-cell table:formula="of:=LOG(ABS([.C89])/ABS([.B89]))" office:value-type="float" office:value="0.140908143804898" calcext:value-type="float">
            <text:p>0,1409081438048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42974" calcext:value-type="float">
            <text:p>-0,0042974</text:p>
          </table:table-cell>
          <table:table-cell table:style-name="ce1" office:value-type="float" office:value="89" calcext:value-type="float">
            <text:p>89</text:p>
          </table:table-cell>
          <table:table-cell table:formula="of:=LOG(ABS([.C90])/ABS([.B90]))" office:value-type="float" office:value="0.148863224758318" calcext:value-type="float">
            <text:p>0,1488632247583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45311" calcext:value-type="float">
            <text:p>-0,0045311</text:p>
          </table:table-cell>
          <table:table-cell table:style-name="ce1" office:value-type="float" office:value="90" calcext:value-type="float">
            <text:p>90</text:p>
          </table:table-cell>
          <table:table-cell table:formula="of:=LOG(ABS([.C91])/ABS([.B91]))" office:value-type="float" office:value="0.1718610922961" calcext:value-type="float">
            <text:p>0,171861092296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4765" calcext:value-type="float">
            <text:p>-0,004765</text:p>
          </table:table-cell>
          <table:table-cell table:style-name="ce1" office:value-type="float" office:value="91" calcext:value-type="float">
            <text:p>91</text:p>
          </table:table-cell>
          <table:table-cell table:formula="of:=LOG(ABS([.C92])/ABS([.B92]))" office:value-type="float" office:value="0.182754510299729" calcext:value-type="float">
            <text:p>0,1827545102997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48429" calcext:value-type="float">
            <text:p>-0,0048429</text:p>
          </table:table-cell>
          <table:table-cell table:style-name="ce1" office:value-type="float" office:value="92" calcext:value-type="float">
            <text:p>92</text:p>
          </table:table-cell>
          <table:table-cell table:formula="of:=LOG(ABS([.C93])/ABS([.B93]))" office:value-type="float" office:value="0.189797106811203" calcext:value-type="float">
            <text:p>0,1897971068112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50768" calcext:value-type="float">
            <text:p>-0,0050768</text:p>
          </table:table-cell>
          <table:table-cell table:style-name="ce1" office:value-type="float" office:value="93" calcext:value-type="float">
            <text:p>93</text:p>
          </table:table-cell>
          <table:table-cell table:formula="of:=LOG(ABS([.C94])/ABS([.B94]))" office:value-type="float" office:value="0.210281660081721" calcext:value-type="float">
            <text:p>0,2102816600817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53105" calcext:value-type="float">
            <text:p>-0,0053105</text:p>
          </table:table-cell>
          <table:table-cell table:style-name="ce1" office:value-type="float" office:value="94" calcext:value-type="float">
            <text:p>94</text:p>
          </table:table-cell>
          <table:table-cell table:formula="of:=LOG(ABS([.C95])/ABS([.B95]))" office:value-type="float" office:value="0.229827018500655" calcext:value-type="float">
            <text:p>0,2298270185006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55444" calcext:value-type="float">
            <text:p>-0,0055444</text:p>
          </table:table-cell>
          <table:table-cell table:style-name="ce1" office:value-type="float" office:value="95" calcext:value-type="float">
            <text:p>95</text:p>
          </table:table-cell>
          <table:table-cell table:formula="of:=LOG(ABS([.C96])/ABS([.B96]))" office:value-type="float" office:value="0.237863945072036" calcext:value-type="float">
            <text:p>0,2378639450720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58562" calcext:value-type="float">
            <text:p>-0,0058562</text:p>
          </table:table-cell>
          <table:table-cell table:style-name="ce1" office:value-type="float" office:value="96" calcext:value-type="float">
            <text:p>96</text:p>
          </table:table-cell>
          <table:table-cell table:formula="of:=LOG(ABS([.C97])/ABS([.B97]))" office:value-type="float" office:value="0.251186303500997" calcext:value-type="float">
            <text:p>0,2511863035009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60899" calcext:value-type="float">
            <text:p>-0,0060899</text:p>
          </table:table-cell>
          <table:table-cell table:style-name="ce1" office:value-type="float" office:value="97" calcext:value-type="float">
            <text:p>97</text:p>
          </table:table-cell>
          <table:table-cell table:formula="of:=LOG(ABS([.C98])/ABS([.B98]))" office:value-type="float" office:value="0.278619551522461" calcext:value-type="float">
            <text:p>0,27861955152246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64017" calcext:value-type="float">
            <text:p>-0,0064017</text:p>
          </table:table-cell>
          <table:table-cell table:style-name="ce1" office:value-type="float" office:value="98" calcext:value-type="float">
            <text:p>98</text:p>
          </table:table-cell>
          <table:table-cell table:formula="of:=LOG(ABS([.C99])/ABS([.B99]))" office:value-type="float" office:value="0.300304708357592" calcext:value-type="float">
            <text:p>0,3003047083575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66355" calcext:value-type="float">
            <text:p>-0,0066355</text:p>
          </table:table-cell>
          <table:table-cell table:style-name="ce1" office:value-type="float" office:value="99" calcext:value-type="float">
            <text:p>99</text:p>
          </table:table-cell>
          <table:table-cell table:formula="of:=LOG(ABS([.C100])/ABS([.B100]))" office:value-type="float" office:value="0.31588304372976" calcext:value-type="float">
            <text:p>0,315883043729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69473" calcext:value-type="float">
            <text:p>-0,0069473</text:p>
          </table:table-cell>
          <table:table-cell table:style-name="ce1" office:value-type="float" office:value="100" calcext:value-type="float">
            <text:p>100</text:p>
          </table:table-cell>
          <table:table-cell table:formula="of:=LOG(ABS([.C101])/ABS([.B101]))" office:value-type="float" office:value="0.335825443309751" calcext:value-type="float">
            <text:p>0,3358254433097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71811" calcext:value-type="float">
            <text:p>-0,0071811</text:p>
          </table:table-cell>
          <table:table-cell table:style-name="ce1" office:value-type="float" office:value="101" calcext:value-type="float">
            <text:p>101</text:p>
          </table:table-cell>
          <table:table-cell table:formula="of:=LOG(ABS([.C102])/ABS([.B102]))" office:value-type="float" office:value="0.360882579837793" calcext:value-type="float">
            <text:p>0,3608825798377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74149" calcext:value-type="float">
            <text:p>-0,0074149</text:p>
          </table:table-cell>
          <table:table-cell table:style-name="ce1" office:value-type="float" office:value="102" calcext:value-type="float">
            <text:p>102</text:p>
          </table:table-cell>
          <table:table-cell table:formula="of:=LOG(ABS([.C103])/ABS([.B103]))" office:value-type="float" office:value="0.38576274361671" calcext:value-type="float">
            <text:p>0,385762743616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9724" calcext:value-type="float">
            <text:p>-0,0029724</text:p>
          </table:table-cell>
          <table:table-cell office:value-type="float" office:value="-0.0077267" calcext:value-type="float">
            <text:p>-0,0077267</text:p>
          </table:table-cell>
          <table:table-cell table:style-name="ce1" office:value-type="float" office:value="103" calcext:value-type="float">
            <text:p>103</text:p>
          </table:table-cell>
          <table:table-cell table:formula="of:=LOG(ABS([.C104])/ABS([.B104]))" office:value-type="float" office:value="0.414886797844535" calcext:value-type="float">
            <text:p>0,4148867978445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8165" calcext:value-type="float">
            <text:p>-0,0028165</text:p>
          </table:table-cell>
          <table:table-cell office:value-type="float" office:value="-0.0078825" calcext:value-type="float">
            <text:p>-0,0078825</text:p>
          </table:table-cell>
          <table:table-cell table:style-name="ce1" office:value-type="float" office:value="104" calcext:value-type="float">
            <text:p>104</text:p>
          </table:table-cell>
          <table:table-cell table:formula="of:=LOG(ABS([.C105])/ABS([.B105]))" office:value-type="float" office:value="0.446954223848573" calcext:value-type="float">
            <text:p>0,44695422384857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7386" calcext:value-type="float">
            <text:p>-0,0027386</text:p>
          </table:table-cell>
          <table:table-cell office:value-type="float" office:value="-0.0081164" calcext:value-type="float">
            <text:p>-0,0081164</text:p>
          </table:table-cell>
          <table:table-cell table:style-name="ce1" office:value-type="float" office:value="105" calcext:value-type="float">
            <text:p>105</text:p>
          </table:table-cell>
          <table:table-cell table:formula="of:=LOG(ABS([.C106])/ABS([.B106]))" office:value-type="float" office:value="0.471834838374047" calcext:value-type="float">
            <text:p>0,4718348383740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6606" calcext:value-type="float">
            <text:p>-0,0026606</text:p>
          </table:table-cell>
          <table:table-cell office:value-type="float" office:value="-0.0083502" calcext:value-type="float">
            <text:p>-0,0083502</text:p>
          </table:table-cell>
          <table:table-cell table:style-name="ce1" office:value-type="float" office:value="106" calcext:value-type="float">
            <text:p>106</text:p>
          </table:table-cell>
          <table:table-cell table:formula="of:=LOG(ABS([.C107])/ABS([.B107]))" office:value-type="float" office:value="0.496717290876257" calcext:value-type="float">
            <text:p>0,49671729087625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827" calcext:value-type="float">
            <text:p>-0,0025827</text:p>
          </table:table-cell>
          <table:table-cell office:value-type="float" office:value="-0.0084281" calcext:value-type="float">
            <text:p>-0,0084281</text:p>
          </table:table-cell>
          <table:table-cell table:style-name="ce1" office:value-type="float" office:value="107" calcext:value-type="float">
            <text:p>107</text:p>
          </table:table-cell>
          <table:table-cell table:formula="of:=LOG(ABS([.C108])/ABS([.B108]))" office:value-type="float" office:value="0.513655717363723" calcext:value-type="float">
            <text:p>0,5136557173637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3489" calcext:value-type="float">
            <text:p>-0,0023489</text:p>
          </table:table-cell>
          <table:table-cell office:value-type="float" office:value="-0.0086619" calcext:value-type="float">
            <text:p>-0,0086619</text:p>
          </table:table-cell>
          <table:table-cell table:style-name="ce1" office:value-type="float" office:value="108" calcext:value-type="float">
            <text:p>108</text:p>
          </table:table-cell>
          <table:table-cell table:formula="of:=LOG(ABS([.C109])/ABS([.B109]))" office:value-type="float" office:value="0.566748637674609" calcext:value-type="float">
            <text:p>0,56674863767460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2709" calcext:value-type="float">
            <text:p>-0,0022709</text:p>
          </table:table-cell>
          <table:table-cell office:value-type="float" office:value="-0.0087399" calcext:value-type="float">
            <text:p>-0,0087399</text:p>
          </table:table-cell>
          <table:table-cell table:style-name="ce1" office:value-type="float" office:value="109" calcext:value-type="float">
            <text:p>109</text:p>
          </table:table-cell>
          <table:table-cell table:formula="of:=LOG(ABS([.C110])/ABS([.B110]))" office:value-type="float" office:value="0.585308453253931" calcext:value-type="float">
            <text:p>0,5853084532539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1151" calcext:value-type="float">
            <text:p>-0,0021151</text:p>
          </table:table-cell>
          <table:table-cell office:value-type="float" office:value="-0.0088178" calcext:value-type="float">
            <text:p>-0,0088178</text:p>
          </table:table-cell>
          <table:table-cell table:style-name="ce1" office:value-type="float" office:value="110" calcext:value-type="float">
            <text:p>110</text:p>
          </table:table-cell>
          <table:table-cell table:formula="of:=LOG(ABS([.C111])/ABS([.B111]))" office:value-type="float" office:value="0.620029338953865" calcext:value-type="float">
            <text:p>0,6200293389538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9592" calcext:value-type="float">
            <text:p>-0,0019592</text:p>
          </table:table-cell>
          <table:table-cell office:value-type="float" office:value="-0.0088958" calcext:value-type="float">
            <text:p>-0,0088958</text:p>
          </table:table-cell>
          <table:table-cell table:style-name="ce1" office:value-type="float" office:value="111" calcext:value-type="float">
            <text:p>111</text:p>
          </table:table-cell>
          <table:table-cell table:formula="of:=LOG(ABS([.C112])/ABS([.B112]))" office:value-type="float" office:value="0.657106238196777" calcext:value-type="float">
            <text:p>0,65710623819677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8033" calcext:value-type="float">
            <text:p>-0,0018033</text:p>
          </table:table-cell>
          <table:table-cell office:value-type="float" office:value="-0.0090516" calcext:value-type="float">
            <text:p>-0,0090516</text:p>
          </table:table-cell>
          <table:table-cell table:style-name="ce1" office:value-type="float" office:value="112" calcext:value-type="float">
            <text:p>112</text:p>
          </table:table-cell>
          <table:table-cell table:formula="of:=LOG(ABS([.C113])/ABS([.B113]))" office:value-type="float" office:value="0.70065737107529" calcext:value-type="float">
            <text:p>0,700657371075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6474" calcext:value-type="float">
            <text:p>-0,0016474</text:p>
          </table:table-cell>
          <table:table-cell office:value-type="float" office:value="-0.0091296" calcext:value-type="float">
            <text:p>-0,0091296</text:p>
          </table:table-cell>
          <table:table-cell table:style-name="ce1" office:value-type="float" office:value="113" calcext:value-type="float">
            <text:p>113</text:p>
          </table:table-cell>
          <table:table-cell table:formula="of:=LOG(ABS([.C114])/ABS([.B114]))" office:value-type="float" office:value="0.743652688329317" calcext:value-type="float">
            <text:p>0,7436526883293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5695" calcext:value-type="float">
            <text:p>-0,0015695</text:p>
          </table:table-cell>
          <table:table-cell office:value-type="float" office:value="-0.0092854" calcext:value-type="float">
            <text:p>-0,0092854</text:p>
          </table:table-cell>
          <table:table-cell table:style-name="ce1" office:value-type="float" office:value="114" calcext:value-type="float">
            <text:p>114</text:p>
          </table:table-cell>
          <table:table-cell table:formula="of:=LOG(ABS([.C115])/ABS([.B115]))" office:value-type="float" office:value="0.772039297145927" calcext:value-type="float">
            <text:p>0,7720392971459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4136" calcext:value-type="float">
            <text:p>-0,0014136</text:p>
          </table:table-cell>
          <table:table-cell office:value-type="float" office:value="-0.0093634" calcext:value-type="float">
            <text:p>-0,0093634</text:p>
          </table:table-cell>
          <table:table-cell table:style-name="ce1" office:value-type="float" office:value="115" calcext:value-type="float">
            <text:p>115</text:p>
          </table:table-cell>
          <table:table-cell table:formula="of:=LOG(ABS([.C116])/ABS([.B116]))" office:value-type="float" office:value="0.821107040136542" calcext:value-type="float">
            <text:p>0,82110704013654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3357" calcext:value-type="float">
            <text:p>-0,0013357</text:p>
          </table:table-cell>
          <table:table-cell office:value-type="float" office:value="-0.0095972" calcext:value-type="float">
            <text:p>-0,0095972</text:p>
          </table:table-cell>
          <table:table-cell table:style-name="ce1" office:value-type="float" office:value="116" calcext:value-type="float">
            <text:p>116</text:p>
          </table:table-cell>
          <table:table-cell table:formula="of:=LOG(ABS([.C117])/ABS([.B117]))" office:value-type="float" office:value="0.856435619366839" calcext:value-type="float">
            <text:p>0,85643561936683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1798" calcext:value-type="float">
            <text:p>-0,0011798</text:p>
          </table:table-cell>
          <table:table-cell office:value-type="float" office:value="-0.0096751" calcext:value-type="float">
            <text:p>-0,0096751</text:p>
          </table:table-cell>
          <table:table-cell table:style-name="ce1" office:value-type="float" office:value="117" calcext:value-type="float">
            <text:p>117</text:p>
          </table:table-cell>
          <table:table-cell table:formula="of:=LOG(ABS([.C118])/ABS([.B118]))" office:value-type="float" office:value="0.913847070666477" calcext:value-type="float">
            <text:p>0,91384707066647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0239" calcext:value-type="float">
            <text:p>-0,0010239</text:p>
          </table:table-cell>
          <table:table-cell office:value-type="float" office:value="-0.009753" calcext:value-type="float">
            <text:p>-0,009753</text:p>
          </table:table-cell>
          <table:table-cell table:style-name="ce1" office:value-type="float" office:value="118" calcext:value-type="float">
            <text:p>118</text:p>
          </table:table-cell>
          <table:table-cell table:formula="of:=LOG(ABS([.C119])/ABS([.B119]))" office:value-type="float" office:value="0.978880681217488" calcext:value-type="float">
            <text:p>0,9788806812174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946" calcext:value-type="float">
            <text:p>-0,000946</text:p>
          </table:table-cell>
          <table:table-cell office:value-type="float" office:value="-0.009831" calcext:value-type="float">
            <text:p>-0,009831</text:p>
          </table:table-cell>
          <table:table-cell table:style-name="ce1" office:value-type="float" office:value="119" calcext:value-type="float">
            <text:p>119</text:p>
          </table:table-cell>
          <table:table-cell table:formula="of:=LOG(ABS([.C120])/ABS([.B120]))" office:value-type="float" office:value="1.01670655970025" calcext:value-type="float">
            <text:p>1,016706559700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868" calcext:value-type="float">
            <text:p>-0,000868</text:p>
          </table:table-cell>
          <table:table-cell office:value-type="float" office:value="-0.009909" calcext:value-type="float">
            <text:p>-0,009909</text:p>
          </table:table-cell>
          <table:table-cell table:style-name="ce1" office:value-type="float" office:value="120" calcext:value-type="float">
            <text:p>120</text:p>
          </table:table-cell>
          <table:table-cell table:formula="of:=LOG(ABS([.C121])/ABS([.B121]))" office:value-type="float" office:value="1.05751010323458" calcext:value-type="float">
            <text:p>1,0575101032345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7901" calcext:value-type="float">
            <text:p>-0,0007901</text:p>
          </table:table-cell>
          <table:table-cell office:value-type="float" office:value="-0.0099869" calcext:value-type="float">
            <text:p>-0,0099869</text:p>
          </table:table-cell>
          <table:table-cell table:style-name="ce1" office:value-type="float" office:value="121" calcext:value-type="float">
            <text:p>121</text:p>
          </table:table-cell>
          <table:table-cell table:formula="of:=LOG(ABS([.C122])/ABS([.B122]))" office:value-type="float" office:value="1.10174863946014" calcext:value-type="float">
            <text:p>1,101748639460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6342" calcext:value-type="float">
            <text:p>-0,0006342</text:p>
          </table:table-cell>
          <table:table-cell office:value-type="float" office:value="-0.0101427" calcext:value-type="float">
            <text:p>-0,0101427</text:p>
          </table:table-cell>
          <table:table-cell table:style-name="ce1" office:value-type="float" office:value="122" calcext:value-type="float">
            <text:p>122</text:p>
          </table:table-cell>
          <table:table-cell table:formula="of:=LOG(ABS([.C123])/ABS([.B123]))" office:value-type="float" office:value="1.20392734245557" calcext:value-type="float">
            <text:p>1,2039273424555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5563" calcext:value-type="float">
            <text:p>-0,0005563</text:p>
          </table:table-cell>
          <table:table-cell office:value-type="float" office:value="-0.0102207" calcext:value-type="float">
            <text:p>-0,0102207</text:p>
          </table:table-cell>
          <table:table-cell table:style-name="ce1" office:value-type="float" office:value="123" calcext:value-type="float">
            <text:p>123</text:p>
          </table:table-cell>
          <table:table-cell table:formula="of:=LOG(ABS([.C124])/ABS([.B124]))" office:value-type="float" office:value="1.2641715810366" calcext:value-type="float">
            <text:p>1,26417158103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5563" calcext:value-type="float">
            <text:p>-0,0005563</text:p>
          </table:table-cell>
          <table:table-cell office:value-type="float" office:value="-0.0102207" calcext:value-type="float">
            <text:p>-0,0102207</text:p>
          </table:table-cell>
          <table:table-cell table:style-name="ce1" office:value-type="float" office:value="124" calcext:value-type="float">
            <text:p>124</text:p>
          </table:table-cell>
          <table:table-cell table:formula="of:=LOG(ABS([.C125])/ABS([.B125]))" office:value-type="float" office:value="1.2641715810366" calcext:value-type="float">
            <text:p>1,26417158103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004" calcext:value-type="float">
            <text:p>-0,0004004</text:p>
          </table:table-cell>
          <table:table-cell office:value-type="float" office:value="-0.0102987" calcext:value-type="float">
            <text:p>-0,0102987</text:p>
          </table:table-cell>
          <table:table-cell table:style-name="ce1" office:value-type="float" office:value="125" calcext:value-type="float">
            <text:p>125</text:p>
          </table:table-cell>
          <table:table-cell table:formula="of:=LOG(ABS([.C126])/ABS([.B126]))" office:value-type="float" office:value="1.41028833857182" calcext:value-type="float">
            <text:p>1,410288338571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004" calcext:value-type="float">
            <text:p>-0,0004004</text:p>
          </table:table-cell>
          <table:table-cell office:value-type="float" office:value="-0.0103766" calcext:value-type="float">
            <text:p>-0,0103766</text:p>
          </table:table-cell>
          <table:table-cell table:style-name="ce1" office:value-type="float" office:value="126" calcext:value-type="float">
            <text:p>126</text:p>
          </table:table-cell>
          <table:table-cell table:formula="of:=LOG(ABS([.C127])/ABS([.B127]))" office:value-type="float" office:value="1.41356100694756" calcext:value-type="float">
            <text:p>1,413561006947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3225" calcext:value-type="float">
            <text:p>-0,0003225</text:p>
          </table:table-cell>
          <table:table-cell office:value-type="float" office:value="-0.0105324" calcext:value-type="float">
            <text:p>-0,0105324</text:p>
          </table:table-cell>
          <table:table-cell table:style-name="ce1" office:value-type="float" office:value="127" calcext:value-type="float">
            <text:p>127</text:p>
          </table:table-cell>
          <table:table-cell table:formula="of:=LOG(ABS([.C128])/ABS([.B128]))" office:value-type="float" office:value="1.51399762543293" calcext:value-type="float">
            <text:p>1,513997625432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105324" calcext:value-type="float">
            <text:p>-0,0105324</text:p>
          </table:table-cell>
          <table:table-cell table:style-name="ce1" office:value-type="float" office:value="128" calcext:value-type="float">
            <text:p>128</text:p>
          </table:table-cell>
          <table:table-cell table:formula="of:=LOG(ABS([.C129])/ABS([.B129]))" office:value-type="float" office:value="1.63424848094458" calcext:value-type="float">
            <text:p>1,6342484809445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106104" calcext:value-type="float">
            <text:p>-0,0106104</text:p>
          </table:table-cell>
          <table:table-cell table:style-name="ce1" office:value-type="float" office:value="129" calcext:value-type="float">
            <text:p>129</text:p>
          </table:table-cell>
          <table:table-cell table:formula="of:=LOG(ABS([.C130])/ABS([.B130]))" office:value-type="float" office:value="1.80405675954671" calcext:value-type="float">
            <text:p>1,804056759546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106884" calcext:value-type="float">
            <text:p>-0,0106884</text:p>
          </table:table-cell>
          <table:table-cell table:style-name="ce1" office:value-type="float" office:value="130" calcext:value-type="float">
            <text:p>130</text:p>
          </table:table-cell>
          <table:table-cell table:formula="of:=LOG(ABS([.C131])/ABS([.B131]))" office:value-type="float" office:value="1.80723770129256" calcext:value-type="float">
            <text:p>1,807237701292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06884" calcext:value-type="float">
            <text:p>-0,0106884</text:p>
          </table:table-cell>
          <table:table-cell table:style-name="ce1" office:value-type="float" office:value="131" calcext:value-type="float">
            <text:p>131</text:p>
          </table:table-cell>
          <table:table-cell table:formula="of:=LOG(ABS([.C132])/ABS([.B132]))" office:value-type="float" office:value="2.08147897647628" calcext:value-type="float">
            <text:p>2,081478976476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06104" calcext:value-type="float">
            <text:p>-0,0106104</text:p>
          </table:table-cell>
          <table:table-cell table:style-name="ce1" office:value-type="float" office:value="132" calcext:value-type="float">
            <text:p>132</text:p>
          </table:table-cell>
          <table:table-cell table:formula="of:=LOG(ABS([.C133])/ABS([.B133]))" office:value-type="float" office:value="2.07829803473043" calcext:value-type="float">
            <text:p>2,078298034730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06104" calcext:value-type="float">
            <text:p>-0,0106104</text:p>
          </table:table-cell>
          <table:table-cell table:style-name="ce1" office:value-type="float" office:value="133" calcext:value-type="float">
            <text:p>133</text:p>
          </table:table-cell>
          <table:table-cell table:formula="of:=LOG(ABS([.C134])/ABS([.B134]))" office:value-type="float" office:value="2.99634797893227" calcext:value-type="float">
            <text:p>2,996347978932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110781" calcext:value-type="float">
            <text:p>-0,0110781</text:p>
          </table:table-cell>
          <table:table-cell table:style-name="ce1" office:value-type="float" office:value="134" calcext:value-type="float">
            <text:p>134</text:p>
          </table:table-cell>
          <table:table-cell table:formula="of:=LOG(ABS([.C135])/ABS([.B135]))" office:value-type="float" office:value="1.82279028405513" calcext:value-type="float">
            <text:p>1,822790284055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10781" calcext:value-type="float">
            <text:p>-0,0110781</text:p>
          </table:table-cell>
          <table:table-cell table:style-name="ce1" office:value-type="float" office:value="135" calcext:value-type="float">
            <text:p>135</text:p>
          </table:table-cell>
          <table:table-cell table:formula="of:=LOG(ABS([.C136])/ABS([.B136]))" office:value-type="float" office:value="2.09703155923885" calcext:value-type="float">
            <text:p>2,097031559238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11156" calcext:value-type="float">
            <text:p>-0,011156</text:p>
          </table:table-cell>
          <table:table-cell table:style-name="ce1" office:value-type="float" office:value="136" calcext:value-type="float">
            <text:p>136</text:p>
          </table:table-cell>
          <table:table-cell table:formula="of:=LOG(ABS([.C137])/ABS([.B137]))" office:value-type="float" office:value="1.82583350852324" calcext:value-type="float">
            <text:p>1,825833508523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13898" calcext:value-type="float">
            <text:p>-0,0113898</text:p>
          </table:table-cell>
          <table:table-cell table:style-name="ce1" office:value-type="float" office:value="137" calcext:value-type="float">
            <text:p>137</text:p>
          </table:table-cell>
          <table:table-cell table:formula="of:=LOG(ABS([.C138])/ABS([.B138]))" office:value-type="float" office:value="3.02713232043612" calcext:value-type="float">
            <text:p>3,027132320436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14678" calcext:value-type="float">
            <text:p>-0,0114678</text:p>
          </table:table-cell>
          <table:table-cell table:style-name="ce1" office:value-type="float" office:value="138" calcext:value-type="float">
            <text:p>138</text:p>
          </table:table-cell>
          <table:table-cell table:formula="of:=LOG(ABS([.C139])/ABS([.B139]))" office:value-type="float" office:value="3.03009633250014" calcext:value-type="float">
            <text:p>3,030096332500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17015" calcext:value-type="float">
            <text:p>-0,0117015</text:p>
          </table:table-cell>
          <table:table-cell table:style-name="ce1" office:value-type="float" office:value="139" calcext:value-type="float">
            <text:p>139</text:p>
          </table:table-cell>
          <table:table-cell table:formula="of:=LOG(ABS([.C140])/ABS([.B140]))" office:value-type="float" office:value="3.03885775927184" calcext:value-type="float">
            <text:p>3,038857759271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18575" calcext:value-type="float">
            <text:p>-0,0118575</text:p>
          </table:table-cell>
          <table:table-cell table:style-name="ce1" office:value-type="float" office:value="140" calcext:value-type="float">
            <text:p>140</text:p>
          </table:table-cell>
          <table:table-cell table:formula="of:=LOG(ABS([.C141])/ABS([.B141]))" office:value-type="float" office:value="2.12655941143686" calcext:value-type="float">
            <text:p>2,126559411436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18575" calcext:value-type="float">
            <text:p>-0,0118575</text:p>
          </table:table-cell>
          <table:table-cell table:style-name="ce1" office:value-type="float" office:value="141" calcext:value-type="float">
            <text:p>141</text:p>
          </table:table-cell>
          <table:table-cell table:formula="of:=LOG(ABS([.C142])/ABS([.B142]))" office:value-type="float" office:value="3.0446093556387" calcext:value-type="float">
            <text:p>3,04460935563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0133" calcext:value-type="float">
            <text:p>-0,0120133</text:p>
          </table:table-cell>
          <table:table-cell table:style-name="ce1" office:value-type="float" office:value="142" calcext:value-type="float">
            <text:p>142</text:p>
          </table:table-cell>
          <table:table-cell table:formula="of:=LOG(ABS([.C143])/ABS([.B143]))" office:value-type="float" office:value="3.05027854486585" calcext:value-type="float">
            <text:p>3,050278544865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1692" calcext:value-type="float">
            <text:p>-0,0121692</text:p>
          </table:table-cell>
          <table:table-cell table:style-name="ce1" office:value-type="float" office:value="143" calcext:value-type="float">
            <text:p>143</text:p>
          </table:table-cell>
          <table:table-cell table:formula="of:=LOG(ABS([.C144])/ABS([.B144]))" office:value-type="float" office:value="3.05587825107851" calcext:value-type="float">
            <text:p>3,055878251078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403" calcext:value-type="float">
            <text:p>-0,012403</text:p>
          </table:table-cell>
          <table:table-cell table:style-name="ce1" office:value-type="float" office:value="144" calcext:value-type="float">
            <text:p>144</text:p>
          </table:table-cell>
          <table:table-cell table:formula="of:=LOG(ABS([.C145])/ABS([.B145]))" office:value-type="float" office:value="2.26615747064585" calcext:value-type="float">
            <text:p>2,266157470645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403" calcext:value-type="float">
            <text:p>-0,012403</text:p>
          </table:table-cell>
          <table:table-cell table:style-name="ce1" office:value-type="float" office:value="145" calcext:value-type="float">
            <text:p>145</text:p>
          </table:table-cell>
          <table:table-cell table:formula="of:=LOG(ABS([.C146])/ABS([.B146]))" office:value-type="float" office:value="3.06414296601447" calcext:value-type="float">
            <text:p>3,064142966014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5589" calcext:value-type="float">
            <text:p>-0,0125589</text:p>
          </table:table-cell>
          <table:table-cell table:style-name="ce1" office:value-type="float" office:value="146" calcext:value-type="float">
            <text:p>146</text:p>
          </table:table-cell>
          <table:table-cell table:formula="of:=LOG(ABS([.C147])/ABS([.B147]))" office:value-type="float" office:value="2.27158232933694" calcext:value-type="float">
            <text:p>2,2715823293369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7147" calcext:value-type="float">
            <text:p>-0,0127147</text:p>
          </table:table-cell>
          <table:table-cell table:style-name="ce1" office:value-type="float" office:value="147" calcext:value-type="float">
            <text:p>147</text:p>
          </table:table-cell>
          <table:table-cell table:formula="of:=LOG(ABS([.C148])/ABS([.B148]))" office:value-type="float" office:value="2.27693684451479" calcext:value-type="float">
            <text:p>2,2769368445147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8706" calcext:value-type="float">
            <text:p>-0,0128706</text:p>
          </table:table-cell>
          <table:table-cell table:style-name="ce1" office:value-type="float" office:value="148" calcext:value-type="float">
            <text:p>148</text:p>
          </table:table-cell>
          <table:table-cell table:formula="of:=LOG(ABS([.C149])/ABS([.B149]))" office:value-type="float" office:value="3.08021501557623" calcext:value-type="float">
            <text:p>3,080215015576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9486" calcext:value-type="float">
            <text:p>-0,0129486</text:p>
          </table:table-cell>
          <table:table-cell table:style-name="ce1" office:value-type="float" office:value="149" calcext:value-type="float">
            <text:p>149</text:p>
          </table:table-cell>
          <table:table-cell table:formula="of:=LOG(ABS([.C150])/ABS([.B150]))" office:value-type="float" office:value="2.28485354207058" calcext:value-type="float">
            <text:p>2,2848535420705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31044" calcext:value-type="float">
            <text:p>-0,0131044</text:p>
          </table:table-cell>
          <table:table-cell table:style-name="ce1" office:value-type="float" office:value="150" calcext:value-type="float">
            <text:p>150</text:p>
          </table:table-cell>
          <table:table-cell table:formula="of:=LOG(ABS([.C151])/ABS([.B151]))" office:value-type="float" office:value="2.29004786801251" calcext:value-type="float">
            <text:p>2,290047868012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31824" calcext:value-type="float">
            <text:p>-0,0131824</text:p>
          </table:table-cell>
          <table:table-cell table:style-name="ce1" office:value-type="float" office:value="151" calcext:value-type="float">
            <text:p>151</text:p>
          </table:table-cell>
          <table:table-cell table:formula="of:=LOG(ABS([.C152])/ABS([.B152]))" office:value-type="float" office:value="3.09061070782841" calcext:value-type="float">
            <text:p>3,090610707828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32603" calcext:value-type="float">
            <text:p>-0,0132603</text:p>
          </table:table-cell>
          <table:table-cell table:style-name="ce1" office:value-type="float" office:value="152" calcext:value-type="float">
            <text:p>152</text:p>
          </table:table-cell>
          <table:table-cell table:formula="of:=LOG(ABS([.C153])/ABS([.B153]))" office:value-type="float" office:value="3.09316957193941" calcext:value-type="float">
            <text:p>3,093169571939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34162" calcext:value-type="float">
            <text:p>-0,0134162</text:p>
          </table:table-cell>
          <table:table-cell table:style-name="ce1" office:value-type="float" office:value="153" calcext:value-type="float">
            <text:p>153</text:p>
          </table:table-cell>
          <table:table-cell table:formula="of:=LOG(ABS([.C154])/ABS([.B154]))" office:value-type="float" office:value="2.30026025077266" calcext:value-type="float">
            <text:p>2,300260250772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34941" calcext:value-type="float">
            <text:p>-0,0134941</text:p>
          </table:table-cell>
          <table:table-cell table:style-name="ce1" office:value-type="float" office:value="154" calcext:value-type="float">
            <text:p>154</text:p>
          </table:table-cell>
          <table:table-cell table:formula="of:=LOG(ABS([.C155])/ABS([.B155]))" office:value-type="float" office:value="2.3027746511801" calcext:value-type="float">
            <text:p>2,302774651180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365" calcext:value-type="float">
            <text:p>-0,01365</text:p>
          </table:table-cell>
          <table:table-cell table:style-name="ce1" office:value-type="float" office:value="155" calcext:value-type="float">
            <text:p>155</text:p>
          </table:table-cell>
          <table:table-cell table:formula="of:=LOG(ABS([.C156])/ABS([.B156]))" office:value-type="float" office:value="2.30776337832295" calcext:value-type="float">
            <text:p>2,307763378322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3728" calcext:value-type="float">
            <text:p>-0,013728</text:p>
          </table:table-cell>
          <table:table-cell table:style-name="ce1" office:value-type="float" office:value="156" calcext:value-type="float">
            <text:p>156</text:p>
          </table:table-cell>
          <table:table-cell table:formula="of:=LOG(ABS([.C157])/ABS([.B157]))" office:value-type="float" office:value="3.10822349281942" calcext:value-type="float">
            <text:p>3,1082234928194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31824" calcext:value-type="float">
            <text:p>-0,0131824</text:p>
          </table:table-cell>
          <table:table-cell table:style-name="ce1" office:value-type="float" office:value="157" calcext:value-type="float">
            <text:p>157</text:p>
          </table:table-cell>
          <table:table-cell table:formula="of:=LOG(ABS([.C158])/ABS([.B158]))" office:value-type="float" office:value="3.09061070782841" calcext:value-type="float">
            <text:p>3,090610707828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6368" calcext:value-type="float">
            <text:p>-0,0126368</text:p>
          </table:table-cell>
          <table:table-cell table:style-name="ce1" office:value-type="float" office:value="158" calcext:value-type="float">
            <text:p>158</text:p>
          </table:table-cell>
          <table:table-cell table:formula="of:=LOG(ABS([.C159])/ABS([.B159]))" office:value-type="float" office:value="3.07225333437124" calcext:value-type="float">
            <text:p>3,072253334371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1452" calcext:value-type="float">
            <text:p>0,0001452</text:p>
          </table:table-cell>
          <table:table-cell office:value-type="float" office:value="-0.012325" calcext:value-type="float">
            <text:p>-0,012325</text:p>
          </table:table-cell>
          <table:table-cell table:style-name="ce1" office:value-type="float" office:value="159" calcext:value-type="float">
            <text:p>159</text:p>
          </table:table-cell>
          <table:table-cell table:formula="of:=LOG(ABS([.C160])/ABS([.B160]))" office:value-type="float" office:value="1.92882031158519" calcext:value-type="float">
            <text:p>1,928820311585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1452" calcext:value-type="float">
            <text:p>0,0001452</text:p>
          </table:table-cell>
          <table:table-cell office:value-type="float" office:value="-0.0121692" calcext:value-type="float">
            <text:p>-0,0121692</text:p>
          </table:table-cell>
          <table:table-cell table:style-name="ce1" office:value-type="float" office:value="160" calcext:value-type="float">
            <text:p>160</text:p>
          </table:table-cell>
          <table:table-cell table:formula="of:=LOG(ABS([.C161])/ABS([.B161]))" office:value-type="float" office:value="1.92329541239964" calcext:value-type="float">
            <text:p>1,923295412399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1692" calcext:value-type="float">
            <text:p>-0,0121692</text:p>
          </table:table-cell>
          <table:table-cell table:style-name="ce1" office:value-type="float" office:value="161" calcext:value-type="float">
            <text:p>161</text:p>
          </table:table-cell>
          <table:table-cell table:formula="of:=LOG(ABS([.C162])/ABS([.B162]))" office:value-type="float" office:value="2.25789275570989" calcext:value-type="float">
            <text:p>2,2578927557098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325" calcext:value-type="float">
            <text:p>-0,012325</text:p>
          </table:table-cell>
          <table:table-cell table:style-name="ce1" office:value-type="float" office:value="162" calcext:value-type="float">
            <text:p>162</text:p>
          </table:table-cell>
          <table:table-cell table:formula="of:=LOG(ABS([.C163])/ABS([.B163]))" office:value-type="float" office:value="2.26341765489544" calcext:value-type="float">
            <text:p>2,263417654895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403" calcext:value-type="float">
            <text:p>-0,012403</text:p>
          </table:table-cell>
          <table:table-cell table:style-name="ce1" office:value-type="float" office:value="163" calcext:value-type="float">
            <text:p>163</text:p>
          </table:table-cell>
          <table:table-cell table:formula="of:=LOG(ABS([.C164])/ABS([.B164]))" office:value-type="float" office:value="3.06414296601447" calcext:value-type="float">
            <text:p>3,064142966014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4809" calcext:value-type="float">
            <text:p>-0,0124809</text:p>
          </table:table-cell>
          <table:table-cell table:style-name="ce1" office:value-type="float" office:value="164" calcext:value-type="float">
            <text:p>164</text:p>
          </table:table-cell>
          <table:table-cell table:formula="of:=LOG(ABS([.C165])/ABS([.B165]))" office:value-type="float" office:value="2.26887663047693" calcext:value-type="float">
            <text:p>2,268876630476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1452" calcext:value-type="float">
            <text:p>0,0001452</text:p>
          </table:table-cell>
          <table:table-cell office:value-type="float" office:value="-0.0125589" calcext:value-type="float">
            <text:p>-0,0125589</text:p>
          </table:table-cell>
          <table:table-cell table:style-name="ce1" office:value-type="float" office:value="165" calcext:value-type="float">
            <text:p>165</text:p>
          </table:table-cell>
          <table:table-cell table:formula="of:=LOG(ABS([.C166])/ABS([.B166]))" office:value-type="float" office:value="1.93698498602669" calcext:value-type="float">
            <text:p>1,936984986026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6368" calcext:value-type="float">
            <text:p>-0,0126368</text:p>
          </table:table-cell>
          <table:table-cell table:style-name="ce1" office:value-type="float" office:value="166" calcext:value-type="float">
            <text:p>166</text:p>
          </table:table-cell>
          <table:table-cell table:formula="of:=LOG(ABS([.C167])/ABS([.B167]))" office:value-type="float" office:value="2.27426783900262" calcext:value-type="float">
            <text:p>2,274267839002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7147" calcext:value-type="float">
            <text:p>-0,0127147</text:p>
          </table:table-cell>
          <table:table-cell table:style-name="ce1" office:value-type="float" office:value="167" calcext:value-type="float">
            <text:p>167</text:p>
          </table:table-cell>
          <table:table-cell table:formula="of:=LOG(ABS([.C168])/ABS([.B168]))" office:value-type="float" office:value="3.07492233988341" calcext:value-type="float">
            <text:p>3,074922339883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7927" calcext:value-type="float">
            <text:p>-0,0127927</text:p>
          </table:table-cell>
          <table:table-cell table:style-name="ce1" office:value-type="float" office:value="168" calcext:value-type="float">
            <text:p>168</text:p>
          </table:table-cell>
          <table:table-cell table:formula="of:=LOG(ABS([.C169])/ABS([.B169]))" office:value-type="float" office:value="3.07757843773556" calcext:value-type="float">
            <text:p>3,077578437735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8706" calcext:value-type="float">
            <text:p>-0,0128706</text:p>
          </table:table-cell>
          <table:table-cell table:style-name="ce1" office:value-type="float" office:value="169" calcext:value-type="float">
            <text:p>169</text:p>
          </table:table-cell>
          <table:table-cell table:formula="of:=LOG(ABS([.C170])/ABS([.B170]))" office:value-type="float" office:value="3.08021501557623" calcext:value-type="float">
            <text:p>3,080215015576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29486" calcext:value-type="float">
            <text:p>-0,0129486</text:p>
          </table:table-cell>
          <table:table-cell table:style-name="ce1" office:value-type="float" office:value="170" calcext:value-type="float">
            <text:p>170</text:p>
          </table:table-cell>
          <table:table-cell table:formula="of:=LOG(ABS([.C171])/ABS([.B171]))" office:value-type="float" office:value="2.16478909323736" calcext:value-type="float">
            <text:p>2,164789093237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130265" calcext:value-type="float">
            <text:p>-0,0130265</text:p>
          </table:table-cell>
          <table:table-cell table:style-name="ce1" office:value-type="float" office:value="171" calcext:value-type="float">
            <text:p>171</text:p>
          </table:table-cell>
          <table:table-cell table:formula="of:=LOG(ABS([.C172])/ABS([.B172]))" office:value-type="float" office:value="1.72654888035182" calcext:value-type="float">
            <text:p>1,726548880351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004" calcext:value-type="float">
            <text:p>-0,0004004</text:p>
          </table:table-cell>
          <table:table-cell office:value-type="float" office:value="-0.0131044" calcext:value-type="float">
            <text:p>-0,0131044</text:p>
          </table:table-cell>
          <table:table-cell table:style-name="ce1" office:value-type="float" office:value="172" calcext:value-type="float">
            <text:p>172</text:p>
          </table:table-cell>
          <table:table-cell table:formula="of:=LOG(ABS([.C173])/ABS([.B173]))" office:value-type="float" office:value="1.51492307225905" calcext:value-type="float">
            <text:p>1,5149230722590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6342" calcext:value-type="float">
            <text:p>-0,0006342</text:p>
          </table:table-cell>
          <table:table-cell office:value-type="float" office:value="-0.0131824" calcext:value-type="float">
            <text:p>-0,0131824</text:p>
          </table:table-cell>
          <table:table-cell table:style-name="ce1" office:value-type="float" office:value="173" calcext:value-type="float">
            <text:p>173</text:p>
          </table:table-cell>
          <table:table-cell table:formula="of:=LOG(ABS([.C174])/ABS([.B174]))" office:value-type="float" office:value="1.31776824782255" calcext:value-type="float">
            <text:p>1,317768247822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0239" calcext:value-type="float">
            <text:p>-0,0010239</text:p>
          </table:table-cell>
          <table:table-cell office:value-type="float" office:value="-0.0132603" calcext:value-type="float">
            <text:p>-0,0132603</text:p>
          </table:table-cell>
          <table:table-cell table:style-name="ce1" office:value-type="float" office:value="174" calcext:value-type="float">
            <text:p>174</text:p>
          </table:table-cell>
          <table:table-cell table:formula="of:=LOG(ABS([.C175])/ABS([.B175]))" office:value-type="float" office:value="1.11229580662632" calcext:value-type="float">
            <text:p>1,112295806626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4136" calcext:value-type="float">
            <text:p>-0,0014136</text:p>
          </table:table-cell>
          <table:table-cell office:value-type="float" office:value="-0.0133383" calcext:value-type="float">
            <text:p>-0,0133383</text:p>
          </table:table-cell>
          <table:table-cell table:style-name="ce1" office:value-type="float" office:value="175" calcext:value-type="float">
            <text:p>175</text:p>
          </table:table-cell>
          <table:table-cell table:formula="of:=LOG(ABS([.C176])/ABS([.B176]))" office:value-type="float" office:value="0.974773944681045" calcext:value-type="float">
            <text:p>0,9747739446810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1151" calcext:value-type="float">
            <text:p>-0,0021151</text:p>
          </table:table-cell>
          <table:table-cell office:value-type="float" office:value="-0.0134162" calcext:value-type="float">
            <text:p>-0,0134162</text:p>
          </table:table-cell>
          <table:table-cell table:style-name="ce1" office:value-type="float" office:value="176" calcext:value-type="float">
            <text:p>176</text:p>
          </table:table-cell>
          <table:table-cell table:formula="of:=LOG(ABS([.C177])/ABS([.B177]))" office:value-type="float" office:value="0.802298618582789" calcext:value-type="float">
            <text:p>0,80229861858278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8945" calcext:value-type="float">
            <text:p>-0,0028945</text:p>
          </table:table-cell>
          <table:table-cell office:value-type="float" office:value="-0.0134941" calcext:value-type="float">
            <text:p>-0,0134941</text:p>
          </table:table-cell>
          <table:table-cell table:style-name="ce1" office:value-type="float" office:value="177" calcext:value-type="float">
            <text:p>177</text:p>
          </table:table-cell>
          <table:table-cell table:formula="of:=LOG(ABS([.C178])/ABS([.B178]))" office:value-type="float" office:value="0.668570370331102" calcext:value-type="float">
            <text:p>0,66857037033110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6739" calcext:value-type="float">
            <text:p>-0,0036739</text:p>
          </table:table-cell>
          <table:table-cell office:value-type="float" office:value="-0.0134941" calcext:value-type="float">
            <text:p>-0,0134941</text:p>
          </table:table-cell>
          <table:table-cell table:style-name="ce1" office:value-type="float" office:value="178" calcext:value-type="float">
            <text:p>178</text:p>
          </table:table-cell>
          <table:table-cell table:formula="of:=LOG(ABS([.C179])/ABS([.B179]))" office:value-type="float" office:value="0.565016593178462" calcext:value-type="float">
            <text:p>0,5650165931784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46091" calcext:value-type="float">
            <text:p>-0,0046091</text:p>
          </table:table-cell>
          <table:table-cell office:value-type="float" office:value="-0.0134941" calcext:value-type="float">
            <text:p>-0,0134941</text:p>
          </table:table-cell>
          <table:table-cell table:style-name="ce1" office:value-type="float" office:value="179" calcext:value-type="float">
            <text:p>179</text:p>
          </table:table-cell>
          <table:table-cell table:formula="of:=LOG(ABS([.C180])/ABS([.B180]))" office:value-type="float" office:value="0.466527793463047" calcext:value-type="float">
            <text:p>0,4665277934630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56223" calcext:value-type="float">
            <text:p>-0,0056223</text:p>
          </table:table-cell>
          <table:table-cell office:value-type="float" office:value="-0.01365" calcext:value-type="float">
            <text:p>-0,01365</text:p>
          </table:table-cell>
          <table:table-cell table:style-name="ce1" office:value-type="float" office:value="180" calcext:value-type="float">
            <text:p>180</text:p>
          </table:table-cell>
          <table:table-cell table:formula="of:=LOG(ABS([.C181])/ABS([.B181]))" office:value-type="float" office:value="0.385218635991428" calcext:value-type="float">
            <text:p>0,3852186359914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65576" calcext:value-type="float">
            <text:p>-0,0065576</text:p>
          </table:table-cell>
          <table:table-cell office:value-type="float" office:value="-0.0135721" calcext:value-type="float">
            <text:p>-0,0135721</text:p>
          </table:table-cell>
          <table:table-cell table:style-name="ce1" office:value-type="float" office:value="181" calcext:value-type="float">
            <text:p>181</text:p>
          </table:table-cell>
          <table:table-cell table:formula="of:=LOG(ABS([.C182])/ABS([.B182]))" office:value-type="float" office:value="0.315902128812597" calcext:value-type="float">
            <text:p>0,3159021288125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76487" calcext:value-type="float">
            <text:p>-0,0076487</text:p>
          </table:table-cell>
          <table:table-cell office:value-type="float" office:value="-0.013728" calcext:value-type="float">
            <text:p>-0,013728</text:p>
          </table:table-cell>
          <table:table-cell table:style-name="ce1" office:value-type="float" office:value="182" calcext:value-type="float">
            <text:p>182</text:p>
          </table:table-cell>
          <table:table-cell table:formula="of:=LOG(ABS([.C183])/ABS([.B183]))" office:value-type="float" office:value="0.254019643299117" calcext:value-type="float">
            <text:p>0,2540196432991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91296" calcext:value-type="float">
            <text:p>-0,0091296</text:p>
          </table:table-cell>
          <table:table-cell office:value-type="float" office:value="-0.0144294" calcext:value-type="float">
            <text:p>-0,0144294</text:p>
          </table:table-cell>
          <table:table-cell table:style-name="ce1" office:value-type="float" office:value="183" calcext:value-type="float">
            <text:p>183</text:p>
          </table:table-cell>
          <table:table-cell table:formula="of:=LOG(ABS([.C184])/ABS([.B184]))" office:value-type="float" office:value="0.19879652275846" calcext:value-type="float">
            <text:p>0,198796522758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10781" calcext:value-type="float">
            <text:p>-0,0110781</text:p>
          </table:table-cell>
          <table:table-cell office:value-type="float" office:value="-0.0158323" calcext:value-type="float">
            <text:p>-0,0158323</text:p>
          </table:table-cell>
          <table:table-cell table:style-name="ce1" office:value-type="float" office:value="184" calcext:value-type="float">
            <text:p>184</text:p>
          </table:table-cell>
          <table:table-cell table:formula="of:=LOG(ABS([.C185])/ABS([.B185]))" office:value-type="float" office:value="0.155078729425028" calcext:value-type="float">
            <text:p>0,1550787294250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22471" calcext:value-type="float">
            <text:p>-0,0122471</text:p>
          </table:table-cell>
          <table:table-cell office:value-type="float" office:value="-0.0159882" calcext:value-type="float">
            <text:p>-0,0159882</text:p>
          </table:table-cell>
          <table:table-cell table:style-name="ce1" office:value-type="float" office:value="185" calcext:value-type="float">
            <text:p>185</text:p>
          </table:table-cell>
          <table:table-cell table:formula="of:=LOG(ABS([.C186])/ABS([.B186]))" office:value-type="float" office:value="0.115766308351925" calcext:value-type="float">
            <text:p>0,1157663083519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31044" calcext:value-type="float">
            <text:p>-0,0131044</text:p>
          </table:table-cell>
          <table:table-cell office:value-type="float" office:value="-0.0159882" calcext:value-type="float">
            <text:p>-0,0159882</text:p>
          </table:table-cell>
          <table:table-cell table:style-name="ce1" office:value-type="float" office:value="186" calcext:value-type="float">
            <text:p>186</text:p>
          </table:table-cell>
          <table:table-cell table:formula="of:=LOG(ABS([.C187])/ABS([.B187]))" office:value-type="float" office:value="0.0863824312433464" calcext:value-type="float">
            <text:p>0,08638243124334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38059" calcext:value-type="float">
            <text:p>-0,0138059</text:p>
          </table:table-cell>
          <table:table-cell office:value-type="float" office:value="-0.0157544" calcext:value-type="float">
            <text:p>-0,0157544</text:p>
          </table:table-cell>
          <table:table-cell table:style-name="ce1" office:value-type="float" office:value="187" calcext:value-type="float">
            <text:p>187</text:p>
          </table:table-cell>
          <table:table-cell table:formula="of:=LOG(ABS([.C188])/ABS([.B188]))" office:value-type="float" office:value="0.057337144546832" calcext:value-type="float">
            <text:p>0,0573371445468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41956" calcext:value-type="float">
            <text:p>-0,0141956</text:p>
          </table:table-cell>
          <table:table-cell office:value-type="float" office:value="-0.0152867" calcext:value-type="float">
            <text:p>-0,0152867</text:p>
          </table:table-cell>
          <table:table-cell table:style-name="ce1" office:value-type="float" office:value="188" calcext:value-type="float">
            <text:p>188</text:p>
          </table:table-cell>
          <table:table-cell table:formula="of:=LOG(ABS([.C189])/ABS([.B189]))" office:value-type="float" office:value="0.0321599892651364" calcext:value-type="float">
            <text:p>0,03215998926513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44294" calcext:value-type="float">
            <text:p>-0,0144294</text:p>
          </table:table-cell>
          <table:table-cell office:value-type="float" office:value="-0.014897" calcext:value-type="float">
            <text:p>-0,014897</text:p>
          </table:table-cell>
          <table:table-cell table:style-name="ce1" office:value-type="float" office:value="189" calcext:value-type="float">
            <text:p>189</text:p>
          </table:table-cell>
          <table:table-cell table:formula="of:=LOG(ABS([.C190])/ABS([.B190]))" office:value-type="float" office:value="0.0138505450307859" calcext:value-type="float">
            <text:p>0,0138505450307859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150529" calcext:value-type="float">
            <text:p>-0,0150529</text:p>
          </table:table-cell>
          <table:table-cell table:style-name="ce1" office:value-type="float" office:value="190" calcext:value-type="float">
            <text:p>190</text:p>
          </table:table-cell>
          <table:table-cell table:formula="of:=LOG(ABS([.C191])/ABS([.B191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59882" calcext:value-type="float">
            <text:p>-0,0159882</text:p>
          </table:table-cell>
          <table:table-cell office:value-type="float" office:value="-0.0154426" calcext:value-type="float">
            <text:p>-0,0154426</text:p>
          </table:table-cell>
          <table:table-cell table:style-name="ce1" office:value-type="float" office:value="191" calcext:value-type="float">
            <text:p>191</text:p>
          </table:table-cell>
          <table:table-cell table:formula="of:=LOG(ABS([.C192])/ABS([.B192]))" office:value-type="float" office:value="-0.0150791499763217" calcext:value-type="float">
            <text:p>-0,01507914997632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70794" calcext:value-type="float">
            <text:p>-0,0170794</text:p>
          </table:table-cell>
          <table:table-cell office:value-type="float" office:value="-0.0159103" calcext:value-type="float">
            <text:p>-0,0159103</text:p>
          </table:table-cell>
          <table:table-cell table:style-name="ce1" office:value-type="float" office:value="192" calcext:value-type="float">
            <text:p>192</text:p>
          </table:table-cell>
          <table:table-cell table:formula="of:=LOG(ABS([.C193])/ABS([.B193]))" office:value-type="float" office:value="-0.0307942411840612" calcext:value-type="float">
            <text:p>-0,03079424118406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83263" calcext:value-type="float">
            <text:p>-0,0183263</text:p>
          </table:table-cell>
          <table:table-cell office:value-type="float" office:value="-0.0167676" calcext:value-type="float">
            <text:p>-0,0167676</text:p>
          </table:table-cell>
          <table:table-cell table:style-name="ce1" office:value-type="float" office:value="193" calcext:value-type="float">
            <text:p>193</text:p>
          </table:table-cell>
          <table:table-cell table:formula="of:=LOG(ABS([.C194])/ABS([.B194]))" office:value-type="float" office:value="-0.0386038865498003" calcext:value-type="float">
            <text:p>-0,03860388654980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0041" calcext:value-type="float">
            <text:p>-0,020041</text:p>
          </table:table-cell>
          <table:table-cell office:value-type="float" office:value="-0.0179366" calcext:value-type="float">
            <text:p>-0,0179366</text:p>
          </table:table-cell>
          <table:table-cell table:style-name="ce1" office:value-type="float" office:value="194" calcext:value-type="float">
            <text:p>194</text:p>
          </table:table-cell>
          <table:table-cell table:formula="of:=LOG(ABS([.C195])/ABS([.B195]))" office:value-type="float" office:value="-0.0481792648896187" calcext:value-type="float">
            <text:p>-0,04817926488961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19895" calcext:value-type="float">
            <text:p>-0,0219895</text:p>
          </table:table-cell>
          <table:table-cell office:value-type="float" office:value="-0.0192616" calcext:value-type="float">
            <text:p>-0,0192616</text:p>
          </table:table-cell>
          <table:table-cell table:style-name="ce1" office:value-type="float" office:value="195" calcext:value-type="float">
            <text:p>195</text:p>
          </table:table-cell>
          <table:table-cell table:formula="of:=LOG(ABS([.C196])/ABS([.B196]))" office:value-type="float" office:value="-0.0575229946791909" calcext:value-type="float">
            <text:p>-0,057522994679190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0939" calcext:value-type="float">
            <text:p>-0,0240939</text:p>
          </table:table-cell>
          <table:table-cell office:value-type="float" office:value="-0.0209763" calcext:value-type="float">
            <text:p>-0,0209763</text:p>
          </table:table-cell>
          <table:table-cell table:style-name="ce1" office:value-type="float" office:value="196" calcext:value-type="float">
            <text:p>196</text:p>
          </table:table-cell>
          <table:table-cell table:formula="of:=LOG(ABS([.C197])/ABS([.B197]))" office:value-type="float" office:value="-0.0601782178943988" calcext:value-type="float">
            <text:p>-0,06017821789439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3541" calcext:value-type="float">
            <text:p>-0,0263541</text:p>
          </table:table-cell>
          <table:table-cell office:value-type="float" office:value="-0.0225351" calcext:value-type="float">
            <text:p>-0,0225351</text:p>
          </table:table-cell>
          <table:table-cell table:style-name="ce1" office:value-type="float" office:value="197" calcext:value-type="float">
            <text:p>197</text:p>
          </table:table-cell>
          <table:table-cell table:formula="of:=LOG(ABS([.C198])/ABS([.B198]))" office:value-type="float" office:value="-0.0679886999217616" calcext:value-type="float">
            <text:p>-0,067988699921761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86143" calcext:value-type="float">
            <text:p>-0,0286143</text:p>
          </table:table-cell>
          <table:table-cell office:value-type="float" office:value="-0.0242497" calcext:value-type="float">
            <text:p>-0,0242497</text:p>
          </table:table-cell>
          <table:table-cell table:style-name="ce1" office:value-type="float" office:value="198" calcext:value-type="float">
            <text:p>198</text:p>
          </table:table-cell>
          <table:table-cell table:formula="of:=LOG(ABS([.C199])/ABS([.B199]))" office:value-type="float" office:value="-0.0718767559114644" calcext:value-type="float">
            <text:p>-0,07187675591146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5628" calcext:value-type="float">
            <text:p>-0,0305628</text:p>
          </table:table-cell>
          <table:table-cell office:value-type="float" office:value="-0.0256526" calcext:value-type="float">
            <text:p>-0,0256526</text:p>
          </table:table-cell>
          <table:table-cell table:style-name="ce1" office:value-type="float" office:value="199" calcext:value-type="float">
            <text:p>199</text:p>
          </table:table-cell>
          <table:table-cell table:formula="of:=LOG(ABS([.C200])/ABS([.B200]))" office:value-type="float" office:value="-0.0760617501904969" calcext:value-type="float">
            <text:p>-0,07606175019049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2774" calcext:value-type="float">
            <text:p>-0,0322774</text:p>
          </table:table-cell>
          <table:table-cell office:value-type="float" office:value="-0.0268217" calcext:value-type="float">
            <text:p>-0,0268217</text:p>
          </table:table-cell>
          <table:table-cell table:style-name="ce1" office:value-type="float" office:value="200" calcext:value-type="float">
            <text:p>200</text:p>
          </table:table-cell>
          <table:table-cell table:formula="of:=LOG(ABS([.C201])/ABS([.B201]))" office:value-type="float" office:value="-0.0804122436621294" calcext:value-type="float">
            <text:p>-0,080412243662129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5245" calcext:value-type="float">
            <text:p>-0,0335245</text:p>
          </table:table-cell>
          <table:table-cell office:value-type="float" office:value="-0.027757" calcext:value-type="float">
            <text:p>-0,027757</text:p>
          </table:table-cell>
          <table:table-cell table:style-name="ce1" office:value-type="float" office:value="201" calcext:value-type="float">
            <text:p>201</text:p>
          </table:table-cell>
          <table:table-cell table:formula="of:=LOG(ABS([.C202])/ABS([.B202]))" office:value-type="float" office:value="-0.0819897838969741" calcext:value-type="float">
            <text:p>-0,08198978389697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43818" calcext:value-type="float">
            <text:p>-0,0343818</text:p>
          </table:table-cell>
          <table:table-cell office:value-type="float" office:value="-0.0283026" calcext:value-type="float">
            <text:p>-0,0283026</text:p>
          </table:table-cell>
          <table:table-cell table:style-name="ce1" office:value-type="float" office:value="202" calcext:value-type="float">
            <text:p>202</text:p>
          </table:table-cell>
          <table:table-cell table:formula="of:=LOG(ABS([.C203])/ABS([.B203]))" office:value-type="float" office:value="-0.084502276148869" calcext:value-type="float">
            <text:p>-0,0845022761488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49274" calcext:value-type="float">
            <text:p>-0,0349274</text:p>
          </table:table-cell>
          <table:table-cell office:value-type="float" office:value="-0.0286922" calcext:value-type="float">
            <text:p>-0,0286922</text:p>
          </table:table-cell>
          <table:table-cell table:style-name="ce1" office:value-type="float" office:value="203" calcext:value-type="float">
            <text:p>203</text:p>
          </table:table-cell>
          <table:table-cell table:formula="of:=LOG(ABS([.C204])/ABS([.B204]))" office:value-type="float" office:value="-0.0854024084665507" calcext:value-type="float">
            <text:p>-0,08540240846655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51612" calcext:value-type="float">
            <text:p>-0,0351612</text:p>
          </table:table-cell>
          <table:table-cell office:value-type="float" office:value="-0.0288481" calcext:value-type="float">
            <text:p>-0,0288481</text:p>
          </table:table-cell>
          <table:table-cell table:style-name="ce1" office:value-type="float" office:value="204" calcext:value-type="float">
            <text:p>204</text:p>
          </table:table-cell>
          <table:table-cell table:formula="of:=LOG(ABS([.C205])/ABS([.B205]))" office:value-type="float" office:value="-0.0859464736524933" calcext:value-type="float">
            <text:p>-0,085946473652493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52391" calcext:value-type="float">
            <text:p>-0,0352391</text:p>
          </table:table-cell>
          <table:table-cell office:value-type="float" office:value="-0.0287701" calcext:value-type="float">
            <text:p>-0,0287701</text:p>
          </table:table-cell>
          <table:table-cell table:style-name="ce1" office:value-type="float" office:value="205" calcext:value-type="float">
            <text:p>205</text:p>
          </table:table-cell>
          <table:table-cell table:formula="of:=LOG(ABS([.C206])/ABS([.B206]))" office:value-type="float" office:value="-0.0880834366550032" calcext:value-type="float">
            <text:p>-0,08808343665500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54729" calcext:value-type="float">
            <text:p>-0,0354729</text:p>
          </table:table-cell>
          <table:table-cell office:value-type="float" office:value="-0.0288481" calcext:value-type="float">
            <text:p>-0,0288481</text:p>
          </table:table-cell>
          <table:table-cell table:style-name="ce1" office:value-type="float" office:value="206" calcext:value-type="float">
            <text:p>206</text:p>
          </table:table-cell>
          <table:table-cell table:formula="of:=LOG(ABS([.C207])/ABS([.B207]))" office:value-type="float" office:value="-0.0897794797707171" calcext:value-type="float">
            <text:p>-0,08977947977071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52391" calcext:value-type="float">
            <text:p>-0,0352391</text:p>
          </table:table-cell>
          <table:table-cell office:value-type="float" office:value="-0.0285364" calcext:value-type="float">
            <text:p>-0,0285364</text:p>
          </table:table-cell>
          <table:table-cell table:style-name="ce1" office:value-type="float" office:value="207" calcext:value-type="float">
            <text:p>207</text:p>
          </table:table-cell>
          <table:table-cell table:formula="of:=LOG(ABS([.C208])/ABS([.B208]))" office:value-type="float" office:value="-0.0916256241230031" calcext:value-type="float">
            <text:p>-0,09162562412300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44597" calcext:value-type="float">
            <text:p>-0,0344597</text:p>
          </table:table-cell>
          <table:table-cell office:value-type="float" office:value="-0.0278349" calcext:value-type="float">
            <text:p>-0,0278349</text:p>
          </table:table-cell>
          <table:table-cell table:style-name="ce1" office:value-type="float" office:value="208" calcext:value-type="float">
            <text:p>208</text:p>
          </table:table-cell>
          <table:table-cell table:formula="of:=LOG(ABS([.C209])/ABS([.B209]))" office:value-type="float" office:value="-0.0927218268440671" calcext:value-type="float">
            <text:p>-0,09272182684406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7583" calcext:value-type="float">
            <text:p>-0,0337583</text:p>
          </table:table-cell>
          <table:table-cell office:value-type="float" office:value="-0.0272893" calcext:value-type="float">
            <text:p>-0,0272893</text:p>
          </table:table-cell>
          <table:table-cell table:style-name="ce1" office:value-type="float" office:value="209" calcext:value-type="float">
            <text:p>209</text:p>
          </table:table-cell>
          <table:table-cell table:formula="of:=LOG(ABS([.C210])/ABS([.B210]))" office:value-type="float" office:value="-0.0923881726182623" calcext:value-type="float">
            <text:p>-0,09238817261826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2906" calcext:value-type="float">
            <text:p>-0,0332906</text:p>
          </table:table-cell>
          <table:table-cell office:value-type="float" office:value="-0.0268996" calcext:value-type="float">
            <text:p>-0,0268996</text:p>
          </table:table-cell>
          <table:table-cell table:style-name="ce1" office:value-type="float" office:value="210" calcext:value-type="float">
            <text:p>210</text:p>
          </table:table-cell>
          <table:table-cell table:formula="of:=LOG(ABS([.C211])/ABS([.B211]))" office:value-type="float" office:value="-0.092575800518641" calcext:value-type="float">
            <text:p>-0,0925758005186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2127" calcext:value-type="float">
            <text:p>-0,0332127</text:p>
          </table:table-cell>
          <table:table-cell office:value-type="float" office:value="-0.0267438" calcext:value-type="float">
            <text:p>-0,0267438</text:p>
          </table:table-cell>
          <table:table-cell table:style-name="ce1" office:value-type="float" office:value="211" calcext:value-type="float">
            <text:p>211</text:p>
          </table:table-cell>
          <table:table-cell table:formula="of:=LOG(ABS([.C212])/ABS([.B212]))" office:value-type="float" office:value="-0.0940810668752771" calcext:value-type="float">
            <text:p>-0,09408106687527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0568" calcext:value-type="float">
            <text:p>-0,0330568</text:p>
          </table:table-cell>
          <table:table-cell office:value-type="float" office:value="-0.0265879" calcext:value-type="float">
            <text:p>-0,0265879</text:p>
          </table:table-cell>
          <table:table-cell table:style-name="ce1" office:value-type="float" office:value="212" calcext:value-type="float">
            <text:p>212</text:p>
          </table:table-cell>
          <table:table-cell table:formula="of:=LOG(ABS([.C213])/ABS([.B213]))" office:value-type="float" office:value="-0.0945767735512684" calcext:value-type="float">
            <text:p>-0,09457677355126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9009" calcext:value-type="float">
            <text:p>-0,0329009</text:p>
          </table:table-cell>
          <table:table-cell office:value-type="float" office:value="-0.0263541" calcext:value-type="float">
            <text:p>-0,0263541</text:p>
          </table:table-cell>
          <table:table-cell table:style-name="ce1" office:value-type="float" office:value="213" calcext:value-type="float">
            <text:p>213</text:p>
          </table:table-cell>
          <table:table-cell table:formula="of:=LOG(ABS([.C214])/ABS([.B214]))" office:value-type="float" office:value="-0.096359588659328" calcext:value-type="float">
            <text:p>-0,0963595886593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6671" calcext:value-type="float">
            <text:p>-0,0326671</text:p>
          </table:table-cell>
          <table:table-cell office:value-type="float" office:value="-0.0262761" calcext:value-type="float">
            <text:p>-0,0262761</text:p>
          </table:table-cell>
          <table:table-cell table:style-name="ce1" office:value-type="float" office:value="214" calcext:value-type="float">
            <text:p>214</text:p>
          </table:table-cell>
          <table:table-cell table:formula="of:=LOG(ABS([.C215])/ABS([.B215]))" office:value-type="float" office:value="-0.0945496759732037" calcext:value-type="float">
            <text:p>-0,094549675973203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4333" calcext:value-type="float">
            <text:p>-0,0324333</text:p>
          </table:table-cell>
          <table:table-cell office:value-type="float" office:value="-0.0260423" calcext:value-type="float">
            <text:p>-0,0260423</text:p>
          </table:table-cell>
          <table:table-cell table:style-name="ce1" office:value-type="float" office:value="215" calcext:value-type="float">
            <text:p>215</text:p>
          </table:table-cell>
          <table:table-cell table:formula="of:=LOG(ABS([.C216])/ABS([.B216]))" office:value-type="float" office:value="-0.0953118016568043" calcext:value-type="float">
            <text:p>-0,09531180165680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2774" calcext:value-type="float">
            <text:p>-0,0322774</text:p>
          </table:table-cell>
          <table:table-cell office:value-type="float" office:value="-0.0258864" calcext:value-type="float">
            <text:p>-0,0258864</text:p>
          </table:table-cell>
          <table:table-cell table:style-name="ce1" office:value-type="float" office:value="216" calcext:value-type="float">
            <text:p>216</text:p>
          </table:table-cell>
          <table:table-cell table:formula="of:=LOG(ABS([.C217])/ABS([.B217]))" office:value-type="float" office:value="-0.095826886628853" calcext:value-type="float">
            <text:p>-0,0958268866288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0436" calcext:value-type="float">
            <text:p>-0,0320436</text:p>
          </table:table-cell>
          <table:table-cell office:value-type="float" office:value="-0.0256526" calcext:value-type="float">
            <text:p>-0,0256526</text:p>
          </table:table-cell>
          <table:table-cell table:style-name="ce1" office:value-type="float" office:value="217" calcext:value-type="float">
            <text:p>217</text:p>
          </table:table-cell>
          <table:table-cell table:formula="of:=LOG(ABS([.C218])/ABS([.B218]))" office:value-type="float" office:value="-0.0966099125341963" calcext:value-type="float">
            <text:p>-0,09660991253419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8877" calcext:value-type="float">
            <text:p>-0,0318877</text:p>
          </table:table-cell>
          <table:table-cell office:value-type="float" office:value="-0.0255747" calcext:value-type="float">
            <text:p>-0,0255747</text:p>
          </table:table-cell>
          <table:table-cell table:style-name="ce1" office:value-type="float" office:value="218" calcext:value-type="float">
            <text:p>218</text:p>
          </table:table-cell>
          <table:table-cell table:formula="of:=LOG(ABS([.C219])/ABS([.B219]))" office:value-type="float" office:value="-0.0958126475351915" calcext:value-type="float">
            <text:p>-0,09581264753519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7318" calcext:value-type="float">
            <text:p>-0,0317318</text:p>
          </table:table-cell>
          <table:table-cell office:value-type="float" office:value="-0.0253409" calcext:value-type="float">
            <text:p>-0,0253409</text:p>
          </table:table-cell>
          <table:table-cell table:style-name="ce1" office:value-type="float" office:value="219" calcext:value-type="float">
            <text:p>219</text:p>
          </table:table-cell>
          <table:table-cell table:formula="of:=LOG(ABS([.C220])/ABS([.B220]))" office:value-type="float" office:value="-0.0976726732431534" calcext:value-type="float">
            <text:p>-0,097672673243153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498" calcext:value-type="float">
            <text:p>-0,031498</text:p>
          </table:table-cell>
          <table:table-cell office:value-type="float" office:value="-0.025263" calcext:value-type="float">
            <text:p>-0,025263</text:p>
          </table:table-cell>
          <table:table-cell table:style-name="ce1" office:value-type="float" office:value="220" calcext:value-type="float">
            <text:p>220</text:p>
          </table:table-cell>
          <table:table-cell table:formula="of:=LOG(ABS([.C221])/ABS([.B221]))" office:value-type="float" office:value="-0.095798056587607" calcext:value-type="float">
            <text:p>-0,0957980565876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2642" calcext:value-type="float">
            <text:p>-0,0312642</text:p>
          </table:table-cell>
          <table:table-cell office:value-type="float" office:value="-0.0250291" calcext:value-type="float">
            <text:p>-0,0250291</text:p>
          </table:table-cell>
          <table:table-cell table:style-name="ce1" office:value-type="float" office:value="221" calcext:value-type="float">
            <text:p>221</text:p>
          </table:table-cell>
          <table:table-cell table:formula="of:=LOG(ABS([.C222])/ABS([.B222]))" office:value-type="float" office:value="-0.0966020868046712" calcext:value-type="float">
            <text:p>-0,09660208680467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1863" calcext:value-type="float">
            <text:p>-0,0311863</text:p>
          </table:table-cell>
          <table:table-cell office:value-type="float" office:value="-0.0248733" calcext:value-type="float">
            <text:p>-0,0248733</text:p>
          </table:table-cell>
          <table:table-cell table:style-name="ce1" office:value-type="float" office:value="222" calcext:value-type="float">
            <text:p>222</text:p>
          </table:table-cell>
          <table:table-cell table:formula="of:=LOG(ABS([.C223])/ABS([.B223]))" office:value-type="float" office:value="-0.0982304443406056" calcext:value-type="float">
            <text:p>-0,09823044434060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0304" calcext:value-type="float">
            <text:p>-0,0310304</text:p>
          </table:table-cell>
          <table:table-cell office:value-type="float" office:value="-0.0247953" calcext:value-type="float">
            <text:p>-0,0247953</text:p>
          </table:table-cell>
          <table:table-cell table:style-name="ce1" office:value-type="float" office:value="223" calcext:value-type="float">
            <text:p>223</text:p>
          </table:table-cell>
          <table:table-cell table:formula="of:=LOG(ABS([.C224])/ABS([.B224]))" office:value-type="float" office:value="-0.0974180067130386" calcext:value-type="float">
            <text:p>-0,09741800671303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7966" calcext:value-type="float">
            <text:p>-0,0307966</text:p>
          </table:table-cell>
          <table:table-cell office:value-type="float" office:value="-0.0246394" calcext:value-type="float">
            <text:p>-0,0246394</text:p>
          </table:table-cell>
          <table:table-cell table:style-name="ce1" office:value-type="float" office:value="224" calcext:value-type="float">
            <text:p>224</text:p>
          </table:table-cell>
          <table:table-cell table:formula="of:=LOG(ABS([.C225])/ABS([.B225]))" office:value-type="float" office:value="-0.096872644244487" calcext:value-type="float">
            <text:p>-0,0968726442444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7186" calcext:value-type="float">
            <text:p>-0,0307186</text:p>
          </table:table-cell>
          <table:table-cell office:value-type="float" office:value="-0.0244836" calcext:value-type="float">
            <text:p>-0,0244836</text:p>
          </table:table-cell>
          <table:table-cell table:style-name="ce1" office:value-type="float" office:value="225" calcext:value-type="float">
            <text:p>225</text:p>
          </table:table-cell>
          <table:table-cell table:formula="of:=LOG(ABS([.C226])/ABS([.B226]))" office:value-type="float" office:value="-0.0985261432287699" calcext:value-type="float">
            <text:p>-0,098526143228769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5628" calcext:value-type="float">
            <text:p>-0,0305628</text:p>
          </table:table-cell>
          <table:table-cell office:value-type="float" office:value="-0.0244056" calcext:value-type="float">
            <text:p>-0,0244056</text:p>
          </table:table-cell>
          <table:table-cell table:style-name="ce1" office:value-type="float" office:value="226" calcext:value-type="float">
            <text:p>226</text:p>
          </table:table-cell>
          <table:table-cell table:formula="of:=LOG(ABS([.C227])/ABS([.B227]))" office:value-type="float" office:value="-0.0977036504142418" calcext:value-type="float">
            <text:p>-0,09770365041424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3289" calcext:value-type="float">
            <text:p>-0,0303289</text:p>
          </table:table-cell>
          <table:table-cell office:value-type="float" office:value="-0.0241718" calcext:value-type="float">
            <text:p>-0,0241718</text:p>
          </table:table-cell>
          <table:table-cell table:style-name="ce1" office:value-type="float" office:value="227" calcext:value-type="float">
            <text:p>227</text:p>
          </table:table-cell>
          <table:table-cell table:formula="of:=LOG(ABS([.C228])/ABS([.B228]))" office:value-type="float" office:value="-0.0985476669602724" calcext:value-type="float">
            <text:p>-0,09854766696027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251" calcext:value-type="float">
            <text:p>-0,030251</text:p>
          </table:table-cell>
          <table:table-cell office:value-type="float" office:value="-0.0240159" calcext:value-type="float">
            <text:p>-0,0240159</text:p>
          </table:table-cell>
          <table:table-cell table:style-name="ce1" office:value-type="float" office:value="228" calcext:value-type="float">
            <text:p>228</text:p>
          </table:table-cell>
          <table:table-cell table:formula="of:=LOG(ABS([.C229])/ABS([.B229]))" office:value-type="float" office:value="-0.100240869052908" calcext:value-type="float">
            <text:p>-0,10024086905290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0952" calcext:value-type="float">
            <text:p>-0,0300952</text:p>
          </table:table-cell>
          <table:table-cell office:value-type="float" office:value="-0.0239379" calcext:value-type="float">
            <text:p>-0,0239379</text:p>
          </table:table-cell>
          <table:table-cell table:style-name="ce1" office:value-type="float" office:value="229" calcext:value-type="float">
            <text:p>229</text:p>
          </table:table-cell>
          <table:table-cell table:formula="of:=LOG(ABS([.C230])/ABS([.B230]))" office:value-type="float" office:value="-0.0994111854160351" calcext:value-type="float">
            <text:p>-0,09941118541603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0172" calcext:value-type="float">
            <text:p>-0,0300172</text:p>
          </table:table-cell>
          <table:table-cell office:value-type="float" office:value="-0.0239379" calcext:value-type="float">
            <text:p>-0,0239379</text:p>
          </table:table-cell>
          <table:table-cell table:style-name="ce1" office:value-type="float" office:value="230" calcext:value-type="float">
            <text:p>230</text:p>
          </table:table-cell>
          <table:table-cell table:formula="of:=LOG(ABS([.C231])/ABS([.B231]))" office:value-type="float" office:value="-0.0982841304789481" calcext:value-type="float">
            <text:p>-0,098284130478948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95495" calcext:value-type="float">
            <text:p>-0,0295495</text:p>
          </table:table-cell>
          <table:table-cell office:value-type="float" office:value="-0.0235482" calcext:value-type="float">
            <text:p>-0,0235482</text:p>
          </table:table-cell>
          <table:table-cell table:style-name="ce1" office:value-type="float" office:value="231" calcext:value-type="float">
            <text:p>231</text:p>
          </table:table-cell>
          <table:table-cell table:formula="of:=LOG(ABS([.C232])/ABS([.B232]))" office:value-type="float" office:value="-0.0985924209731347" calcext:value-type="float">
            <text:p>-0,09859242097313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79908" calcext:value-type="float">
            <text:p>-0,0279908</text:p>
          </table:table-cell>
          <table:table-cell office:value-type="float" office:value="-0.0223013" calcext:value-type="float">
            <text:p>-0,0223013</text:p>
          </table:table-cell>
          <table:table-cell table:style-name="ce1" office:value-type="float" office:value="232" calcext:value-type="float">
            <text:p>232</text:p>
          </table:table-cell>
          <table:table-cell table:formula="of:=LOG(ABS([.C233])/ABS([.B233]))" office:value-type="float" office:value="-0.0986851312099354" calcext:value-type="float">
            <text:p>-0,098685131209935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8996" calcext:value-type="float">
            <text:p>-0,0268996</text:p>
          </table:table-cell>
          <table:table-cell office:value-type="float" office:value="-0.021288" calcext:value-type="float">
            <text:p>-0,021288</text:p>
          </table:table-cell>
          <table:table-cell table:style-name="ce1" office:value-type="float" office:value="233" calcext:value-type="float">
            <text:p>233</text:p>
          </table:table-cell>
          <table:table-cell table:formula="of:=LOG(ABS([.C234])/ABS([.B234]))" office:value-type="float" office:value="-0.101610960500549" calcext:value-type="float">
            <text:p>-0,1016109605005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6658" calcext:value-type="float">
            <text:p>-0,0266658</text:p>
          </table:table-cell>
          <table:table-cell office:value-type="float" office:value="-0.0212101" calcext:value-type="float">
            <text:p>-0,0212101</text:p>
          </table:table-cell>
          <table:table-cell table:style-name="ce1" office:value-type="float" office:value="234" calcext:value-type="float">
            <text:p>234</text:p>
          </table:table-cell>
          <table:table-cell table:formula="of:=LOG(ABS([.C235])/ABS([.B235]))" office:value-type="float" office:value="-0.0994119013674865" calcext:value-type="float">
            <text:p>-0,09941190136748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6658" calcext:value-type="float">
            <text:p>-0,0266658</text:p>
          </table:table-cell>
          <table:table-cell office:value-type="float" office:value="-0.0212101" calcext:value-type="float">
            <text:p>-0,0212101</text:p>
          </table:table-cell>
          <table:table-cell table:style-name="ce1" office:value-type="float" office:value="235" calcext:value-type="float">
            <text:p>235</text:p>
          </table:table-cell>
          <table:table-cell table:formula="of:=LOG(ABS([.C236])/ABS([.B236]))" office:value-type="float" office:value="-0.0994119013674865" calcext:value-type="float">
            <text:p>-0,09941190136748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5879" calcext:value-type="float">
            <text:p>-0,0265879</text:p>
          </table:table-cell>
          <table:table-cell office:value-type="float" office:value="-0.0210542" calcext:value-type="float">
            <text:p>-0,0210542</text:p>
          </table:table-cell>
          <table:table-cell table:style-name="ce1" office:value-type="float" office:value="236" calcext:value-type="float">
            <text:p>236</text:p>
          </table:table-cell>
          <table:table-cell table:formula="of:=LOG(ABS([.C237])/ABS([.B237]))" office:value-type="float" office:value="-0.101345292567253" calcext:value-type="float">
            <text:p>-0,1013452925672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3541" calcext:value-type="float">
            <text:p>-0,0263541</text:p>
          </table:table-cell>
          <table:table-cell office:value-type="float" office:value="-0.0209763" calcext:value-type="float">
            <text:p>-0,0209763</text:p>
          </table:table-cell>
          <table:table-cell table:style-name="ce1" office:value-type="float" office:value="237" calcext:value-type="float">
            <text:p>237</text:p>
          </table:table-cell>
          <table:table-cell table:formula="of:=LOG(ABS([.C238])/ABS([.B238]))" office:value-type="float" office:value="-0.0991193039172014" calcext:value-type="float">
            <text:p>-0,09911930391720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2761" calcext:value-type="float">
            <text:p>-0,0262761</text:p>
          </table:table-cell>
          <table:table-cell office:value-type="float" office:value="-0.0208983" calcext:value-type="float">
            <text:p>-0,0208983</text:p>
          </table:table-cell>
          <table:table-cell table:style-name="ce1" office:value-type="float" office:value="238" calcext:value-type="float">
            <text:p>238</text:p>
          </table:table-cell>
          <table:table-cell table:formula="of:=LOG(ABS([.C239])/ABS([.B239]))" office:value-type="float" office:value="-0.0994499467248503" calcext:value-type="float">
            <text:p>-0,09944994672485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2761" calcext:value-type="float">
            <text:p>-0,0262761</text:p>
          </table:table-cell>
          <table:table-cell office:value-type="float" office:value="-0.0208204" calcext:value-type="float">
            <text:p>-0,0208204</text:p>
          </table:table-cell>
          <table:table-cell table:style-name="ce1" office:value-type="float" office:value="239" calcext:value-type="float">
            <text:p>239</text:p>
          </table:table-cell>
          <table:table-cell table:formula="of:=LOG(ABS([.C240])/ABS([.B240]))" office:value-type="float" office:value="-0.10107183712222" calcext:value-type="float">
            <text:p>-0,101071837122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1202" calcext:value-type="float">
            <text:p>-0,0261202</text:p>
          </table:table-cell>
          <table:table-cell office:value-type="float" office:value="-0.0207425" calcext:value-type="float">
            <text:p>-0,0207425</text:p>
          </table:table-cell>
          <table:table-cell table:style-name="ce1" office:value-type="float" office:value="240" calcext:value-type="float">
            <text:p>240</text:p>
          </table:table-cell>
          <table:table-cell table:formula="of:=LOG(ABS([.C241])/ABS([.B241]))" office:value-type="float" office:value="-0.100115399205813" calcext:value-type="float">
            <text:p>-0,1001153992058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9644" calcext:value-type="float">
            <text:p>-0,0259644</text:p>
          </table:table-cell>
          <table:table-cell office:value-type="float" office:value="-0.0207425" calcext:value-type="float">
            <text:p>-0,0207425</text:p>
          </table:table-cell>
          <table:table-cell table:style-name="ce1" office:value-type="float" office:value="241" calcext:value-type="float">
            <text:p>241</text:p>
          </table:table-cell>
          <table:table-cell table:formula="of:=LOG(ABS([.C242])/ABS([.B242]))" office:value-type="float" office:value="-0.0975171923618131" calcext:value-type="float">
            <text:p>-0,09751719236181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8085" calcext:value-type="float">
            <text:p>-0,0258085</text:p>
          </table:table-cell>
          <table:table-cell office:value-type="float" office:value="-0.0205866" calcext:value-type="float">
            <text:p>-0,0205866</text:p>
          </table:table-cell>
          <table:table-cell table:style-name="ce1" office:value-type="float" office:value="242" calcext:value-type="float">
            <text:p>242</text:p>
          </table:table-cell>
          <table:table-cell table:formula="of:=LOG(ABS([.C243])/ABS([.B243]))" office:value-type="float" office:value="-0.0981781377024394" calcext:value-type="float">
            <text:p>-0,098178137702439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7306" calcext:value-type="float">
            <text:p>-0,0257306</text:p>
          </table:table-cell>
          <table:table-cell office:value-type="float" office:value="-0.0205086" calcext:value-type="float">
            <text:p>-0,0205086</text:p>
          </table:table-cell>
          <table:table-cell table:style-name="ce1" office:value-type="float" office:value="243" calcext:value-type="float">
            <text:p>243</text:p>
          </table:table-cell>
          <table:table-cell table:formula="of:=LOG(ABS([.C244])/ABS([.B244]))" office:value-type="float" office:value="-0.0985138987592198" calcext:value-type="float">
            <text:p>-0,09851389875921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6526" calcext:value-type="float">
            <text:p>-0,0256526</text:p>
          </table:table-cell>
          <table:table-cell office:value-type="float" office:value="-0.0204307" calcext:value-type="float">
            <text:p>-0,0204307</text:p>
          </table:table-cell>
          <table:table-cell table:style-name="ce1" office:value-type="float" office:value="244" calcext:value-type="float">
            <text:p>244</text:p>
          </table:table-cell>
          <table:table-cell table:formula="of:=LOG(ABS([.C245])/ABS([.B245]))" office:value-type="float" office:value="-0.0988481425133435" calcext:value-type="float">
            <text:p>-0,09884814251334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4967" calcext:value-type="float">
            <text:p>-0,0254967</text:p>
          </table:table-cell>
          <table:table-cell office:value-type="float" office:value="-0.0203528" calcext:value-type="float">
            <text:p>-0,0203528</text:p>
          </table:table-cell>
          <table:table-cell table:style-name="ce1" office:value-type="float" office:value="245" calcext:value-type="float">
            <text:p>245</text:p>
          </table:table-cell>
          <table:table-cell table:formula="of:=LOG(ABS([.C246])/ABS([.B246]))" office:value-type="float" office:value="-0.097859809024902" calcext:value-type="float">
            <text:p>-0,09785980902490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4188" calcext:value-type="float">
            <text:p>-0,0254188</text:p>
          </table:table-cell>
          <table:table-cell office:value-type="float" office:value="-0.0201969" calcext:value-type="float">
            <text:p>-0,0201969</text:p>
          </table:table-cell>
          <table:table-cell table:style-name="ce1" office:value-type="float" office:value="246" calcext:value-type="float">
            <text:p>246</text:p>
          </table:table-cell>
          <table:table-cell table:formula="of:=LOG(ABS([.C247])/ABS([.B247]))" office:value-type="float" office:value="-0.0998703288488307" calcext:value-type="float">
            <text:p>-0,09987032884883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263" calcext:value-type="float">
            <text:p>-0,025263</text:p>
          </table:table-cell>
          <table:table-cell office:value-type="float" office:value="-0.020119" calcext:value-type="float">
            <text:p>-0,020119</text:p>
          </table:table-cell>
          <table:table-cell table:style-name="ce1" office:value-type="float" office:value="247" calcext:value-type="float">
            <text:p>247</text:p>
          </table:table-cell>
          <table:table-cell table:formula="of:=LOG(ABS([.C248])/ABS([.B248]))" office:value-type="float" office:value="-0.0988785314391221" calcext:value-type="float">
            <text:p>-0,09887853143912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107" calcext:value-type="float">
            <text:p>-0,025107</text:p>
          </table:table-cell>
          <table:table-cell office:value-type="float" office:value="-0.020041" calcext:value-type="float">
            <text:p>-0,020041</text:p>
          </table:table-cell>
          <table:table-cell table:style-name="ce1" office:value-type="float" office:value="248" calcext:value-type="float">
            <text:p>248</text:p>
          </table:table-cell>
          <table:table-cell table:formula="of:=LOG(ABS([.C249])/ABS([.B249]))" office:value-type="float" office:value="-0.0978754345423612" calcext:value-type="float">
            <text:p>-0,09787543454236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0291" calcext:value-type="float">
            <text:p>-0,0250291</text:p>
          </table:table-cell>
          <table:table-cell office:value-type="float" office:value="-0.0199631" calcext:value-type="float">
            <text:p>-0,0199631</text:p>
          </table:table-cell>
          <table:table-cell table:style-name="ce1" office:value-type="float" office:value="249" calcext:value-type="float">
            <text:p>249</text:p>
          </table:table-cell>
          <table:table-cell table:formula="of:=LOG(ABS([.C250])/ABS([.B250]))" office:value-type="float" office:value="-0.098217251205366" calcext:value-type="float">
            <text:p>-0,0982172512053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9512" calcext:value-type="float">
            <text:p>-0,0249512</text:p>
          </table:table-cell>
          <table:table-cell office:value-type="float" office:value="-0.0198072" calcext:value-type="float">
            <text:p>-0,0198072</text:p>
          </table:table-cell>
          <table:table-cell table:style-name="ce1" office:value-type="float" office:value="250" calcext:value-type="float">
            <text:p>250</text:p>
          </table:table-cell>
          <table:table-cell table:formula="of:=LOG(ABS([.C251])/ABS([.B251]))" office:value-type="float" office:value="-0.100268350547112" calcext:value-type="float">
            <text:p>-0,1002683505471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8733" calcext:value-type="float">
            <text:p>-0,0248733</text:p>
          </table:table-cell>
          <table:table-cell office:value-type="float" office:value="-0.0198072" calcext:value-type="float">
            <text:p>-0,0198072</text:p>
          </table:table-cell>
          <table:table-cell table:style-name="ce1" office:value-type="float" office:value="251" calcext:value-type="float">
            <text:p>251</text:p>
          </table:table-cell>
          <table:table-cell table:formula="of:=LOG(ABS([.C252])/ABS([.B252]))" office:value-type="float" office:value="-0.0989103211556554" calcext:value-type="float">
            <text:p>-0,098910321155655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7173" calcext:value-type="float">
            <text:p>-0,0247173</text:p>
          </table:table-cell>
          <table:table-cell office:value-type="float" office:value="-0.0197293" calcext:value-type="float">
            <text:p>-0,0197293</text:p>
          </table:table-cell>
          <table:table-cell table:style-name="ce1" office:value-type="float" office:value="252" calcext:value-type="float">
            <text:p>252</text:p>
          </table:table-cell>
          <table:table-cell table:formula="of:=LOG(ABS([.C253])/ABS([.B253]))" office:value-type="float" office:value="-0.0978893520895012" calcext:value-type="float">
            <text:p>-0,09788935208950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7173" calcext:value-type="float">
            <text:p>-0,0247173</text:p>
          </table:table-cell>
          <table:table-cell office:value-type="float" office:value="-0.0195734" calcext:value-type="float">
            <text:p>-0,0195734</text:p>
          </table:table-cell>
          <table:table-cell table:style-name="ce1" office:value-type="float" office:value="253" calcext:value-type="float">
            <text:p>253</text:p>
          </table:table-cell>
          <table:table-cell table:formula="of:=LOG(ABS([.C254])/ABS([.B254]))" office:value-type="float" office:value="-0.101334757358704" calcext:value-type="float">
            <text:p>-0,10133475735870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4836" calcext:value-type="float">
            <text:p>-0,0244836</text:p>
          </table:table-cell>
          <table:table-cell office:value-type="float" office:value="-0.0195734" calcext:value-type="float">
            <text:p>-0,0195734</text:p>
          </table:table-cell>
          <table:table-cell table:style-name="ce1" office:value-type="float" office:value="254" calcext:value-type="float">
            <text:p>254</text:p>
          </table:table-cell>
          <table:table-cell table:formula="of:=LOG(ABS([.C255])/ABS([.B255]))" office:value-type="float" office:value="-0.0972090042229959" calcext:value-type="float">
            <text:p>-0,097209004222995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4836" calcext:value-type="float">
            <text:p>-0,0244836</text:p>
          </table:table-cell>
          <table:table-cell office:value-type="float" office:value="-0.0194175" calcext:value-type="float">
            <text:p>-0,0194175</text:p>
          </table:table-cell>
          <table:table-cell table:style-name="ce1" office:value-type="float" office:value="255" calcext:value-type="float">
            <text:p>255</text:p>
          </table:table-cell>
          <table:table-cell table:formula="of:=LOG(ABS([.C256])/ABS([.B256]))" office:value-type="float" office:value="-0.100681961786895" calcext:value-type="float">
            <text:p>-0,1006819617868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5615" calcext:value-type="float">
            <text:p>-0,0245615</text:p>
          </table:table-cell>
          <table:table-cell office:value-type="float" office:value="-0.0195734" calcext:value-type="float">
            <text:p>-0,0195734</text:p>
          </table:table-cell>
          <table:table-cell table:style-name="ce1" office:value-type="float" office:value="256" calcext:value-type="float">
            <text:p>256</text:p>
          </table:table-cell>
          <table:table-cell table:formula="of:=LOG(ABS([.C257])/ABS([.B257]))" office:value-type="float" office:value="-0.0985886147688172" calcext:value-type="float">
            <text:p>-0,098588614768817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6394" calcext:value-type="float">
            <text:p>-0,0246394</text:p>
          </table:table-cell>
          <table:table-cell office:value-type="float" office:value="-0.0194954" calcext:value-type="float">
            <text:p>-0,0194954</text:p>
          </table:table-cell>
          <table:table-cell table:style-name="ce1" office:value-type="float" office:value="257" calcext:value-type="float">
            <text:p>257</text:p>
          </table:table-cell>
          <table:table-cell table:formula="of:=LOG(ABS([.C258])/ABS([.B258]))" office:value-type="float" office:value="-0.101697977688795" calcext:value-type="float">
            <text:p>-0,1016979776887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4056" calcext:value-type="float">
            <text:p>-0,0244056</text:p>
          </table:table-cell>
          <table:table-cell office:value-type="float" office:value="-0.0193396" calcext:value-type="float">
            <text:p>-0,0193396</text:p>
          </table:table-cell>
          <table:table-cell table:style-name="ce1" office:value-type="float" office:value="258" calcext:value-type="float">
            <text:p>258</text:p>
          </table:table-cell>
          <table:table-cell table:formula="of:=LOG(ABS([.C259])/ABS([.B259]))" office:value-type="float" office:value="-0.101042001697484" calcext:value-type="float">
            <text:p>-0,1010420016974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0939" calcext:value-type="float">
            <text:p>-0,0240939</text:p>
          </table:table-cell>
          <table:table-cell office:value-type="float" office:value="-0.0191057" calcext:value-type="float">
            <text:p>-0,0191057</text:p>
          </table:table-cell>
          <table:table-cell table:style-name="ce1" office:value-type="float" office:value="259" calcext:value-type="float">
            <text:p>259</text:p>
          </table:table-cell>
          <table:table-cell table:formula="of:=LOG(ABS([.C260])/ABS([.B260]))" office:value-type="float" office:value="-0.100744149382441" calcext:value-type="float">
            <text:p>-0,1007441493824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0939" calcext:value-type="float">
            <text:p>-0,0240939</text:p>
          </table:table-cell>
          <table:table-cell office:value-type="float" office:value="-0.0191057" calcext:value-type="float">
            <text:p>-0,0191057</text:p>
          </table:table-cell>
          <table:table-cell table:style-name="ce1" office:value-type="float" office:value="260" calcext:value-type="float">
            <text:p>260</text:p>
          </table:table-cell>
          <table:table-cell table:formula="of:=LOG(ABS([.C261])/ABS([.B261]))" office:value-type="float" office:value="-0.100744149382441" calcext:value-type="float">
            <text:p>-0,100744149382441</text:p>
          </table:table-cell>
          <table:table-cell table:number-columns-repeated="16379"/>
        </table:table-row>
        <table:table-row table:style-name="ro1" table:number-rows-repeated="10483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" style:display-name="PageStyle_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3-03-22T15:55:42</meta:creation-date>
    <dc:date>2023-03-22T17:14:52.480000000</dc:date>
    <meta:generator>LibreOffice/7.4.0.3$Windows_X86_64 LibreOffice_project/f85e47c08ddd19c015c0114a68350214f7066f5a</meta:generator>
    <meta:editing-duration>PT18M43S</meta:editing-duration>
    <meta:editing-cycles>1</meta:editing-cycles>
    <meta:document-statistic meta:table-count="1" meta:cell-count="1044" meta:object-count="1"/>
    <meta:user-defined meta:name="AppVersion">3.1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9cm" svg:y="4.198cm" style:legend-expansion="high" chart:style-name="ch2"/>
        <chart:plot-area chart:style-name="ch3" table:cell-range-address="Sheet.D1:Sheet.E261" chart:data-source-has-labels="row" svg:x="0.32cm" svg:y="0.18cm" svg:width="13.55cm" svg:height="8.64cm">
          <chart:coordinate-region svg:x="1.185cm" svg:y="0.382cm" svg:width="12.39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.E2:Sheet.E261" chart:label-cell-address="Sheet.E1:Sheet.E1" chart:class="chart:scatter">
            <chart:domain table:cell-range-address="Sheet.D2:Sheet.D261"/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log</text:p>
                <draw:g>
                  <svg:desc>Sheet.E1:Shee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.D2:Sheet.D261</svg:desc>
                </draw:g>
              </table:table-cell>
              <table:table-cell office:value-type="float" office:value="0.797985495368616">
                <text:p>0.797985495368616</text:p>
                <draw:g>
                  <svg:desc>Sheet.E2:Sheet.E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97985495368616">
                <text:p>0.797985495368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120064448833226">
                <text:p>-0.120064448833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120064448833226">
                <text:p>-0.120064448833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274241275183718">
                <text:p>-0.274241275183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6660386638887">
                <text:p>0.16660386638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61095997084236">
                <text:p>0.561095997084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20250855511647">
                <text:p>0.120250855511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61095997084236">
                <text:p>0.561095997084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6854721900518">
                <text:p>0.28685472190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61095997084236">
                <text:p>0.561095997084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5506034692023">
                <text:p>0.65506034692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58025383801195">
                <text:p>0.458025383801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23634062870059">
                <text:p>0.523634062870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58025383801195">
                <text:p>0.458025383801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1421517412325">
                <text:p>0.291421517412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91421517412325">
                <text:p>0.291421517412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13947374231431">
                <text:p>0.413947374231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93696518719783">
                <text:p>0.293696518719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44072250366948">
                <text:p>0.344072250366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44072250366948">
                <text:p>0.344072250366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50107900530954">
                <text:p>0.250107900530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8819344304528">
                <text:p>0.258819344304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17981680924456">
                <text:p>0.217981680924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58819344304528">
                <text:p>0.258819344304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93210665235664">
                <text:p>0.193210665235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57655573660066">
                <text:p>0.157655573660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782090746053729">
                <text:p>0.0782090746053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662510466631635">
                <text:p>0.0662510466631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31884640066655">
                <text:p>0.031884640066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74348778517522">
                <text:p>0.0574348778517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0246176105260548">
                <text:p>-0.0246176105260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0232967211993738">
                <text:p>-0.0232967211993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210377416116041">
                <text:p>-0.0210377416116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60306662652218">
                <text:p>-0.060306662652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0576359084263765">
                <text:p>-0.0576359084263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055188978414796">
                <text:p>-0.055188978414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529443660871477">
                <text:p>-0.0529443660871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0508959351696537">
                <text:p>-0.0508959351696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471856615322022">
                <text:p>-0.0471856615322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471856615322022">
                <text:p>-0.0471856615322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0760216374965837">
                <text:p>-0.07602163749658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0734421493651633">
                <text:p>-0.07344214936516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0425750443012298">
                <text:p>-0.042575044301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0425750443012298">
                <text:p>-0.0425750443012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412094346371563">
                <text:p>-0.04120943463715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666640759203161">
                <text:p>-0.06666407592031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262065321369495">
                <text:p>-0.0262065321369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76357930338491">
                <text:p>-0.03763579303384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0610332900959413">
                <text:p>-0.0610332900959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0355786488127815">
                <text:p>-0.0355786488127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0468139509154064">
                <text:p>-0.0468139509154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227690008332644">
                <text:p>-0.02276900083326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112353021026249">
                <text:p>-0.0112353021026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0222011420411541">
                <text:p>-0.0222011420411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0109658399385292">
                <text:p>-0.0109658399385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0106822151049675">
                <text:p>-0.0106822151049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104389869782875">
                <text:p>-0.0104389869782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01288458136591">
                <text:p>0.0201288458136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196852084682235">
                <text:p>0.0196852084682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39378008980723">
                <text:p>0.039378008980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9196979085375">
                <text:p>0.02919697908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486977342975911">
                <text:p>0.0486977342975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578100823064412">
                <text:p>0.0578100823064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682490692847287">
                <text:p>0.06824906928472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789312843896962">
                <text:p>0.0789312843896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878563601171101">
                <text:p>0.0878563601171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07578660150552">
                <text:p>0.107578660150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966128202120226">
                <text:p>0.0966128202120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24557709352763">
                <text:p>0.124557709352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40908143804898">
                <text:p>0.1409081438048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48863224758318">
                <text:p>0.148863224758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718610922961">
                <text:p>0.17186109229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82754510299729">
                <text:p>0.182754510299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89797106811203">
                <text:p>0.189797106811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10281660081721">
                <text:p>0.2102816600817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29827018500655">
                <text:p>0.229827018500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37863945072036">
                <text:p>0.237863945072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51186303500997">
                <text:p>0.251186303500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78619551522461">
                <text:p>0.278619551522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00304708357592">
                <text:p>0.3003047083575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1588304372976">
                <text:p>0.31588304372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35825443309751">
                <text:p>0.3358254433097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360882579837793">
                <text:p>0.3608825798377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38576274361671">
                <text:p>0.385762743616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14886797844535">
                <text:p>0.4148867978445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46954223848573">
                <text:p>0.4469542238485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71834838374047">
                <text:p>0.4718348383740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717290876257">
                <text:p>0.49671729087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13655717363723">
                <text:p>0.5136557173637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66748637674609">
                <text:p>0.566748637674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85308453253931">
                <text:p>0.585308453253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0029338953865">
                <text:p>0.6200293389538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57106238196777">
                <text:p>0.657106238196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0065737107529">
                <text:p>0.70065737107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43652688329317">
                <text:p>0.7436526883293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72039297145927">
                <text:p>0.7720392971459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821107040136542">
                <text:p>0.821107040136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856435619366839">
                <text:p>0.8564356193668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913847070666477">
                <text:p>0.913847070666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78880681217488">
                <text:p>0.978880681217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01670655970025">
                <text:p>1.01670655970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05751010323458">
                <text:p>1.057510103234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10174863946014">
                <text:p>1.10174863946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20392734245557">
                <text:p>1.20392734245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2641715810366">
                <text:p>1.26417158103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2641715810366">
                <text:p>1.2641715810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1028833857182">
                <text:p>1.41028833857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1356100694756">
                <text:p>1.413561006947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51399762543293">
                <text:p>1.513997625432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63424848094458">
                <text:p>1.63424848094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80405675954671">
                <text:p>1.804056759546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80723770129256">
                <text:p>1.807237701292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08147897647628">
                <text:p>2.081478976476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07829803473043">
                <text:p>2.078298034730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99634797893227">
                <text:p>2.996347978932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82279028405513">
                <text:p>1.822790284055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09703155923885">
                <text:p>2.097031559238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82583350852324">
                <text:p>1.825833508523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02713232043612">
                <text:p>3.027132320436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03009633250014">
                <text:p>3.030096332500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03885775927184">
                <text:p>3.03885775927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12655941143686">
                <text:p>2.126559411436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0446093556387">
                <text:p>3.0446093556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05027854486585">
                <text:p>3.050278544865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05587825107851">
                <text:p>3.05587825107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26615747064585">
                <text:p>2.26615747064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06414296601447">
                <text:p>3.06414296601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27158232933694">
                <text:p>2.271582329336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27693684451479">
                <text:p>2.276936844514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08021501557623">
                <text:p>3.080215015576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28485354207058">
                <text:p>2.28485354207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29004786801251">
                <text:p>2.290047868012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09061070782841">
                <text:p>3.090610707828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09316957193941">
                <text:p>3.093169571939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30026025077266">
                <text:p>2.30026025077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3027746511801">
                <text:p>2.30277465118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30776337832295">
                <text:p>2.30776337832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10822349281942">
                <text:p>3.10822349281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09061070782841">
                <text:p>3.09061070782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07225333437124">
                <text:p>3.07225333437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92882031158519">
                <text:p>1.928820311585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92329541239964">
                <text:p>1.923295412399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25789275570989">
                <text:p>2.25789275570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26341765489544">
                <text:p>2.26341765489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.06414296601447">
                <text:p>3.064142966014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26887663047693">
                <text:p>2.268876630476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93698498602669">
                <text:p>1.936984986026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27426783900262">
                <text:p>2.27426783900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07492233988341">
                <text:p>3.074922339883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.07757843773556">
                <text:p>3.077578437735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.08021501557623">
                <text:p>3.080215015576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16478909323736">
                <text:p>2.164789093237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72654888035182">
                <text:p>1.726548880351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51492307225905">
                <text:p>1.514923072259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31776824782255">
                <text:p>1.31776824782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11229580662632">
                <text:p>1.11229580662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74773944681045">
                <text:p>0.974773944681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802298618582789">
                <text:p>0.8022986185827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68570370331102">
                <text:p>0.6685703703311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565016593178462">
                <text:p>0.5650165931784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66527793463047">
                <text:p>0.4665277934630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385218635991428">
                <text:p>0.3852186359914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315902128812597">
                <text:p>0.315902128812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254019643299117">
                <text:p>0.254019643299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9879652275846">
                <text:p>0.198796522758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55078729425028">
                <text:p>0.155078729425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15766308351925">
                <text:p>0.115766308351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863824312433464">
                <text:p>0.0863824312433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57337144546832">
                <text:p>0.0573371445468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321599892651364">
                <text:p>0.03215998926513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138505450307859">
                <text:p>0.01385054503078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0.0150791499763217">
                <text:p>-0.01507914997632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0.0307942411840612">
                <text:p>-0.03079424118406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0.0386038865498003">
                <text:p>-0.0386038865498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0.0481792648896187">
                <text:p>-0.04817926488961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0.0575229946791909">
                <text:p>-0.05752299467919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0601782178943988">
                <text:p>-0.0601782178943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0.0679886999217616">
                <text:p>-0.06798869992176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0718767559114644">
                <text:p>-0.07187675591146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0760617501904969">
                <text:p>-0.07606175019049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804122436621294">
                <text:p>-0.08041224366212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819897838969741">
                <text:p>-0.08198978389697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0.084502276148869">
                <text:p>-0.084502276148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.0854024084665507">
                <text:p>-0.08540240846655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0859464736524933">
                <text:p>-0.08594647365249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0880834366550032">
                <text:p>-0.0880834366550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897794797707171">
                <text:p>-0.08977947977071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.0916256241230031">
                <text:p>-0.09162562412300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927218268440671">
                <text:p>-0.09272182684406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923881726182623">
                <text:p>-0.09238817261826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92575800518641">
                <text:p>-0.0925758005186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940810668752771">
                <text:p>-0.09408106687527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945767735512684">
                <text:p>-0.09457677355126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096359588659328">
                <text:p>-0.0963595886593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.0945496759732037">
                <text:p>-0.09454967597320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.0953118016568043">
                <text:p>-0.0953118016568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0.095826886628853">
                <text:p>-0.095826886628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966099125341963">
                <text:p>-0.0966099125341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958126475351915">
                <text:p>-0.09581264753519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0976726732431534">
                <text:p>-0.09767267324315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95798056587607">
                <text:p>-0.0957980565876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0966020868046712">
                <text:p>-0.0966020868046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0.0982304443406056">
                <text:p>-0.09823044434060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0.0974180067130386">
                <text:p>-0.09741800671303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0.096872644244487">
                <text:p>-0.0968726442444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0.0985261432287699">
                <text:p>-0.09852614322876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977036504142418">
                <text:p>-0.0977036504142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0.0985476669602724">
                <text:p>-0.09854766696027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0.100240869052908">
                <text:p>-0.1002408690529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0.0994111854160351">
                <text:p>-0.09941118541603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982841304789481">
                <text:p>-0.09828413047894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0.0985924209731347">
                <text:p>-0.09859242097313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0.0986851312099354">
                <text:p>-0.0986851312099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101610960500549">
                <text:p>-0.1016109605005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994119013674865">
                <text:p>-0.09941190136748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994119013674865">
                <text:p>-0.09941190136748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101345292567253">
                <text:p>-0.1013452925672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991193039172014">
                <text:p>-0.09911930391720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0.0994499467248503">
                <text:p>-0.09944994672485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0.10107183712222">
                <text:p>-0.101071837122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100115399205813">
                <text:p>-0.1001153992058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0.0975171923618131">
                <text:p>-0.09751719236181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0.0981781377024394">
                <text:p>-0.09817813770243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985138987592198">
                <text:p>-0.09851389875921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0.0988481425133435">
                <text:p>-0.09884814251334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0.097859809024902">
                <text:p>-0.0978598090249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998703288488307">
                <text:p>-0.0998703288488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988785314391221">
                <text:p>-0.09887853143912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.0978754345423612">
                <text:p>-0.0978754345423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0.098217251205366">
                <text:p>-0.0982172512053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0.100268350547112">
                <text:p>-0.1002683505471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989103211556554">
                <text:p>-0.09891032115565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978893520895012">
                <text:p>-0.09788935208950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101334757358704">
                <text:p>-0.1013347573587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972090042229959">
                <text:p>-0.09720900422299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100681961786895">
                <text:p>-0.1006819617868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0985886147688172">
                <text:p>-0.0985886147688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101697977688795">
                <text:p>-0.1016979776887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101042001697484">
                <text:p>-0.1010420016974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100744149382441">
                <text:p>-0.1007441493824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100744149382441">
                <text:p>-0.100744149382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